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1.3in"/>
    </style:style>
    <style:style style:name="co10" style:family="table-column">
      <style:table-column-properties fo:break-before="auto" style:column-width="0.8535in"/>
    </style:style>
    <style:style style:name="co11" style:family="table-column">
      <style:table-column-properties fo:break-before="auto" style:column-width="1.0173in"/>
    </style:style>
    <style:style style:name="co12" style:family="table-column">
      <style:table-column-properties fo:break-before="auto" style:column-width="0.9409in"/>
    </style:style>
    <style:style style:name="co13" style:family="table-column">
      <style:table-column-properties fo:break-before="auto" style:column-width="0.9299in"/>
    </style:style>
    <style:style style:name="co14" style:family="table-column">
      <style:table-column-properties fo:break-before="auto" style:column-width="0.8752in"/>
    </style:style>
    <style:style style:name="co15" style:family="table-column">
      <style:table-column-properties fo:break-before="auto" style:column-width="0.9846in"/>
    </style:style>
    <style:style style:name="co16" style:family="table-column">
      <style:table-column-properties fo:break-before="auto" style:column-width="2.022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1.1598in"/>
    </style:style>
    <style:style style:name="co19" style:family="table-column">
      <style:table-column-properties fo:break-before="auto" style:column-width="0.6346in"/>
    </style:style>
    <style:style style:name="co20" style:family="table-column">
      <style:table-column-properties fo:break-before="auto" style:column-width="0.5807in"/>
    </style:style>
    <style:style style:name="co21" style:family="table-column">
      <style:table-column-properties fo:break-before="auto" style:column-width="0.7661in"/>
    </style:style>
    <style:style style:name="co22" style:family="table-column">
      <style:table-column-properties fo:break-before="auto" style:column-width="0.9189in"/>
    </style:style>
    <style:style style:name="co23" style:family="table-column">
      <style:table-column-properties fo:break-before="auto" style:column-width="0.8098in"/>
    </style:style>
    <style:style style:name="co24" style:family="table-column">
      <style:table-column-properties fo:break-before="auto" style:column-width="0.602in"/>
    </style:style>
    <style:style style:name="co25" style:family="table-column">
      <style:table-column-properties fo:break-before="auto" style:column-width="0.4602in"/>
    </style:style>
    <style:style style:name="co26" style:family="table-column">
      <style:table-column-properties fo:break-before="auto" style:column-width="1.7382in"/>
    </style:style>
    <style:style style:name="co27" style:family="table-column">
      <style:table-column-properties fo:break-before="auto" style:column-width="0.4382in"/>
    </style:style>
    <style:style style:name="co28" style:family="table-column">
      <style:table-column-properties fo:break-before="auto" style:column-width="0.7008in"/>
    </style:style>
    <style:style style:name="co29" style:family="table-column">
      <style:table-column-properties fo:break-before="auto" style:column-width="1.692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wrap-option="no-wrap" style:vertical-align="middle"/>
    </style:style>
    <style:style style:name="ce9" style:family="table-cell" style:parent-style-name="Default">
      <style:map style:condition="cell-content()&lt;0.5" style:apply-style-name="Untitled1" style:base-cell-address="'Cards &amp; Planets'.Z2"/>
    </style:style>
    <style:style style:name="ce10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2.25">
            <text:p>2.2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33">
            <text:p>0.33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0.66">
            <text:p>0.66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f:=[.B13]*[.$F13]" office:value-type="float" office:value="1">
            <text:p>1</text:p>
          </table:table-cell>
          <table:table-cell table:formula="of:=[.C13]*[.$F13]" office:value-type="float" office:value="0.75">
            <text:p>0.75</text:p>
          </table:table-cell>
          <table:table-cell table:formula="of:=[.D13]*[.$F13]" office:value-type="float" office:value="0.25">
            <text:p>0.25</text:p>
          </table:table-cell>
          <table:table-cell table:formula="of:=[.E13]*[.$F13]" office:value-type="float" office:value="0.5">
            <text:p>0.5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4">
            <text:p>0.4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5">
            <text:p>25</text:p>
          </table:table-cell>
          <table:table-cell/>
          <table:table-cell table:formula="of:=SUM([.G2:.G17])" office:value-type="float" office:value="12.88">
            <text:p>12.88</text:p>
          </table:table-cell>
          <table:table-cell table:formula="of:=SUM([.H2:.H17])" office:value-type="float" office:value="12.79">
            <text:p>12.79</text:p>
          </table:table-cell>
          <table:table-cell table:formula="of:=SUM([.I2:.I17])" office:value-type="float" office:value="13.03">
            <text:p>13.03</text:p>
          </table:table-cell>
          <table:table-cell table:formula="of:=SUM([.J2:.J17])" office:value-type="float" office:value="13.71">
            <text:p>13.71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0"/>
        <table:table-column table:style-name="co6" table:number-columns-repeated="994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Text</text:p>
          </table:table-cell>
          <table:table-cell office:value-type="string">
            <text:p>Card Coun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Reward</text:p>
          </table:table-cell>
          <table:table-cell office:value-type="string">
            <text:p>Energy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Energy Gain</text:p>
          </table:table-cell>
          <table:table-cell office:value-type="string">
            <text:p>Reward Gain</text:p>
          </table:table-cell>
          <table:table-cell office:value-type="string">
            <text:p>Planet Heal</text:p>
          </table:table-cell>
          <table:table-cell office:value-type="string">
            <text:p>Shield Health</text:p>
          </table:table-cell>
          <table:table-cell table:style-name="ce8" office:value-type="string">
            <text:p>Expected #X Energy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Transforms?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Ally?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table:number-columns-repeated="992"/>
        </table:table-row>
        <table:table-row table:style-name="ro1">
          <table:table-cell office:value-type="string">
            <text:p>Credit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table:number-columns-repeated="2"/>
          <table:table-cell table:number-columns-repeated="4"/>
          <table:table-cell office:value-type="float" office:value="1">
            <text:p>1</text:p>
          </table:table-cell>
          <table:table-cell table:number-columns-repeated="17"/>
          <table:table-cell table:formula="of:=IF([.Y2]&gt;0;[.B$134];1)*IF([.P2]&gt;0;[.P2];1)*IF([.Z2]=1;[.Z2]*[.B$136];1)*([.I2]*[.B$119]+[.J2]*[.B$120]+[.K2]*[.B$121]+[.L2]*[.B$122]+[.M2]*[.B$124]+[.N2]*[.B$124]+[.O2]*[.B$125]+[.Q2]*[.B$126]+[.R2]*[.B$127]+[.S2]*[.B$128]+[.T2]*[.B$129]+[.U2]*[.B$130]+[.V2]*[.B$131]+[.W2]*[.B$132]+[.X2]*[.B$133]+[.AA2]*[.B$137])" office:value-type="float" office:value="0.6">
            <text:p>0.6</text:p>
          </table:table-cell>
          <table:table-cell table:style-name="ce9" table:formula="of:=[.AB2]+[.H2]-[.F2]-[.G2]" office:value-type="float" office:value="0.6">
            <text:p>0.6</text:p>
          </table:table-cell>
          <table:table-cell table:formula="of:=[.AC2]" office:value-type="float" office:value="0.6">
            <text:p>0.6</text:p>
          </table:table-cell>
          <table:table-cell table:number-columns-repeated="994"/>
        </table:table-row>
        <table:table-row table:style-name="ro1">
          <table:table-cell office:value-type="string">
            <text:p>Big Credit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7"/>
          <table:table-cell table:formula="of:=IF([.Y3]&gt;0;[.B$134];1)*IF([.P3]&gt;0;[.P3];1)*IF([.Z3]=1;[.Z3]*[.B$136];1)*([.I3]*[.B$119]+[.J3]*[.B$120]+[.K3]*[.B$121]+[.L3]*[.B$122]+[.M3]*[.B$124]+[.N3]*[.B$124]+[.O3]*[.B$125]+[.Q3]*[.B$126]+[.R3]*[.B$127]+[.S3]*[.B$128]+[.T3]*[.B$129]+[.U3]*[.B$130]+[.V3]*[.B$131]+[.W3]*[.B$132]+[.X3]*[.B$133]+[.AA3]*[.B$137])" office:value-type="float" office:value="0.87">
            <text:p>0.87</text:p>
          </table:table-cell>
          <table:table-cell table:style-name="ce9" table:formula="of:=[.AB3]+[.H3]-[.F3]-[.G3]" office:value-type="float" office:value="-0.13">
            <text:p>-0.13</text:p>
          </table:table-cell>
          <table:table-cell table:formula="of:=[.AC3]" office:value-type="float" office:value="-0.13">
            <text:p>-0.13</text:p>
          </table:table-cell>
          <table:table-cell table:number-columns-repeated="994"/>
        </table:table-row>
        <table:table-row table:style-name="ro1">
          <table:table-cell office:value-type="string">
            <text:p>Las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table:number-columns-repeated="2"/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IF([.Y4]&gt;0;[.B$134];1)*IF([.P4]&gt;0;[.P4];1)*IF([.Z4]=1;[.Z4]*[.B$136];1)*([.I4]*[.B$119]+[.J4]*[.B$120]+[.K4]*[.B$121]+[.L4]*[.B$122]+[.M4]*[.B$124]+[.N4]*[.B$124]+[.O4]*[.B$125]+[.Q4]*[.B$126]+[.R4]*[.B$127]+[.S4]*[.B$128]+[.T4]*[.B$129]+[.U4]*[.B$130]+[.V4]*[.B$131]+[.W4]*[.B$132]+[.X4]*[.B$133]+[.AA4]*[.B$137])" office:value-type="float" office:value="0.7">
            <text:p>0.7</text:p>
          </table:table-cell>
          <table:table-cell table:style-name="ce9" table:formula="of:=[.AB4]+[.H4]-[.F4]-[.G4]" office:value-type="float" office:value="0.7">
            <text:p>0.7</text:p>
          </table:table-cell>
          <table:table-cell table:formula="of:=[.AC4]" office:value-type="float" office:value="0.7">
            <text:p>0.7</text:p>
          </table:table-cell>
          <table:table-cell table:number-columns-repeated="994"/>
        </table:table-row>
        <table:table-row table:style-name="ro1">
          <table:table-cell office:value-type="string">
            <text:p>Big Las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6"/>
          <table:table-cell table:formula="of:=IF([.Y5]&gt;0;[.B$134];1)*IF([.P5]&gt;0;[.P5];1)*IF([.Z5]=1;[.Z5]*[.B$136];1)*([.I5]*[.B$119]+[.J5]*[.B$120]+[.K5]*[.B$121]+[.L5]*[.B$122]+[.M5]*[.B$124]+[.N5]*[.B$124]+[.O5]*[.B$125]+[.Q5]*[.B$126]+[.R5]*[.B$127]+[.S5]*[.B$128]+[.T5]*[.B$129]+[.U5]*[.B$130]+[.V5]*[.B$131]+[.W5]*[.B$132]+[.X5]*[.B$133]+[.AA5]*[.B$137])" office:value-type="float" office:value="1.07">
            <text:p>1.07</text:p>
          </table:table-cell>
          <table:table-cell table:style-name="ce9" table:formula="of:=[.AB5]+[.H5]-[.F5]-[.G5]" office:value-type="float" office:value="0.0700000000000003">
            <text:p>0.07</text:p>
          </table:table-cell>
          <table:table-cell table:formula="of:=[.AC5]" office:value-type="float" office:value="0.0700000000000003">
            <text:p>0.07</text:p>
          </table:table-cell>
          <table:table-cell table:number-columns-repeated="994"/>
        </table:table-row>
        <table:table-row table:style-name="ro1">
          <table:table-cell office:value-type="string">
            <text:p>Battery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"/>
          <table:table-cell table:formula="of:=IF([.Y6]&gt;0;[.B$134];1)*IF([.P6]&gt;0;[.P6];1)*IF([.Z6]=1;[.Z6]*[.B$136];1)*([.I6]*[.B$119]+[.J6]*[.B$120]+[.K6]*[.B$121]+[.L6]*[.B$122]+[.M6]*[.B$124]+[.N6]*[.B$124]+[.O6]*[.B$125]+[.Q6]*[.B$126]+[.R6]*[.B$127]+[.S6]*[.B$128]+[.T6]*[.B$129]+[.U6]*[.B$130]+[.V6]*[.B$131]+[.W6]*[.B$132]+[.X6]*[.B$133]+[.AA6]*[.B$137])" office:value-type="float" office:value="0.85">
            <text:p>0.85</text:p>
          </table:table-cell>
          <table:table-cell table:style-name="ce9" table:formula="of:=[.AB6]+[.H6]-[.F6]-[.G6]" office:value-type="float" office:value="-0.15">
            <text:p>-0.15</text:p>
          </table:table-cell>
          <table:table-cell table:formula="of:=[.AC6]" office:value-type="float" office:value="-0.15">
            <text:p>-0.15</text:p>
          </table:table-cell>
          <table:table-cell table:number-columns-repeated="994"/>
        </table:table-row>
        <table:table-row table:style-name="ro1">
          <table:table-cell office:value-type="string">
            <text:p>Shield</text:p>
          </table:table-cell>
          <table:table-cell office:value-type="string">
            <text:p>U</text:p>
          </table:table-cell>
          <table:table-cell office:value-type="string">
            <text:p>Shield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formula="of:=IF([.Y7]&gt;0;[.B$134];1)*IF([.P7]&gt;0;[.P7];1)*IF([.Z7]=1;[.Z7]*[.B$136];1)*([.I7]*[.B$119]+[.J7]*[.B$120]+[.K7]*[.B$121]+[.L7]*[.B$122]+[.M7]*[.B$124]+[.N7]*[.B$124]+[.O7]*[.B$125]+[.Q7]*[.B$126]+[.R7]*[.B$127]+[.S7]*[.B$128]+[.T7]*[.B$129]+[.U7]*[.B$130]+[.V7]*[.B$131]+[.W7]*[.B$132]+[.X7]*[.B$133]+[.AA7]*[.B$137])" office:value-type="float" office:value="0.87">
            <text:p>0.87</text:p>
          </table:table-cell>
          <table:table-cell table:style-name="ce9" table:formula="of:=[.AB7]+[.H7]-[.F7]-[.G7]" office:value-type="float" office:value="0.87">
            <text:p>0.87</text:p>
          </table:table-cell>
          <table:table-cell table:formula="of:=[.AC7]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 office:value-type="string">
            <text:p>Imperium</text:p>
          </table:table-cell>
          <table:table-cell table:number-columns-repeated="4"/>
          <table:table-cell table:number-columns-repeated="22"/>
          <table:table-cell table:formula="of:=IF([.Y8]&gt;0;[.B$134];1)*IF([.P8]&gt;0;[.P8];1)*IF([.Z8]=1;[.Z8]*[.B$136];1)*([.I8]*[.B$119]+[.J8]*[.B$120]+[.K8]*[.B$121]+[.L8]*[.B$122]+[.M8]*[.B$124]+[.N8]*[.B$124]+[.O8]*[.B$125]+[.Q8]*[.B$126]+[.R8]*[.B$127]+[.S8]*[.B$128]+[.T8]*[.B$129]+[.U8]*[.B$130]+[.V8]*[.B$131]+[.W8]*[.B$132]+[.X8]*[.B$133]+[.AA8]*[.B$137])" office:value-type="float" office:value="0">
            <text:p>0</text:p>
          </table:table-cell>
          <table:table-cell table:style-name="ce9" table:formula="of:=[.AB8]+[.H8]-[.F8]-[.G8]" office:value-type="float" office:value="0">
            <text:p>0</text:p>
          </table:table-cell>
          <table:table-cell table:formula="of:=[.AC8]"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Tie Fight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Gain 2 Strength</text:p>
          </table:table-cell>
          <table:table-cell table:formula="of:=IF([.F9]&lt;5; 3; IF([.F9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CEILING([.F9]/2;1)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table:formula="of:=IF([.Y9]&gt;0;[.B$134];1)*IF([.P9]&gt;0;[.P9];1)*IF([.Z9]=1;[.Z9]*[.B$136];1)*([.I9]*[.B$119]+[.J9]*[.B$120]+[.K9]*[.B$121]+[.L9]*[.B$122]+[.M9]*[.B$124]+[.N9]*[.B$124]+[.O9]*[.B$125]+[.Q9]*[.B$126]+[.R9]*[.B$127]+[.S9]*[.B$128]+[.T9]*[.B$129]+[.U9]*[.B$130]+[.V9]*[.B$131]+[.W9]*[.B$132]+[.X9]*[.B$133]+[.AA9]*[.B$137])" office:value-type="float" office:value="1.65">
            <text:p>1.65</text:p>
          </table:table-cell>
          <table:table-cell table:style-name="ce9" table:formula="of:=[.AB9]+[.H9]-[.F9]-[.G9]" office:value-type="float" office:value="1.65">
            <text:p>1.65</text:p>
          </table:table-cell>
          <table:table-cell table:formula="of:=[.AC9]" office:value-type="float" office:value="1.65">
            <text:p>1.65</text:p>
          </table:table-cell>
          <table:table-cell table:number-columns-repeated="994"/>
        </table:table-row>
        <table:table-row-group>
          <table:table-row table:style-name="ro1">
            <table:table-cell office:value-type="string">
              <text:p>Lanc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2 Strength</text:p>
            </table:table-cell>
            <table:table-cell table:formula="of:=IF([.F10]&lt;5; 3; IF([.F10]&lt;7; 2; 1))" office:value-type="float" office:value="3">
              <text:p>3</text:p>
            </table:table-cell>
            <table:table-cell office:value-type="float" office:value="2">
              <text:p>2</text:p>
            </table:table-cell>
            <table:table-cell/>
            <table:table-cell table:formula="of:=CEILING([.F10]/2;1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2">
              <text:p>2</text:p>
            </table:table-cell>
            <table:table-cell table:number-columns-repeated="11"/>
            <table:table-cell office:value-type="float" office:value="1">
              <text:p>1</text:p>
            </table:table-cell>
            <table:table-cell table:number-columns-repeated="4"/>
            <table:table-cell table:formula="of:=IF([.Y10]&gt;0;[.B$134];1)*IF([.P10]&gt;0;[.P10];1)*IF([.Z10]=1;[.Z10]*[.B$136];1)*([.I10]*[.B$119]+[.J10]*[.B$120]+[.K10]*[.B$121]+[.L10]*[.B$122]+[.M10]*[.B$124]+[.N10]*[.B$124]+[.O10]*[.B$125]+[.Q10]*[.B$126]+[.R10]*[.B$127]+[.S10]*[.B$128]+[.T10]*[.B$129]+[.U10]*[.B$130]+[.V10]*[.B$131]+[.W10]*[.B$132]+[.X10]*[.B$133]+[.AA10]*[.B$137])" office:value-type="float" office:value="1.27">
              <text:p>1.27</text:p>
            </table:table-cell>
            <table:table-cell table:style-name="ce9" table:formula="of:=[.AB10]+[.H10]-[.F10]-[.G10]" office:value-type="float" office:value="0.27">
              <text:p>0.27</text:p>
            </table:table-cell>
            <table:table-cell table:formula="of:=[.AC10]" office:value-type="float" office:value="0.27">
              <text:p>0.27</text:p>
            </table:table-cell>
            <table:table-cell table:number-columns-repeated="994"/>
          </table:table-row>
          <table:table-row table:style-name="ro1">
            <table:table-cell table:style-name="ce1" office:value-type="string">
              <text:p>Ally</text:p>
            </table:table-cell>
            <table:table-cell/>
            <table:table-cell office:value-type="string">
              <text:p>Ship</text:p>
            </table:table-cell>
            <table:table-cell office:value-type="string">
              <text:p>Gain 1 Strength</text:p>
            </table:table-cell>
            <table:table-cell/>
            <table:table-cell table:number-columns-repeated="5"/>
            <table:table-cell office:value-type="float" office:value="1">
              <text:p>1</text:p>
            </table:table-cell>
            <table:table-cell table:number-columns-repeated="14"/>
            <table:table-cell office:value-type="float" office:value="1">
              <text:p>1</text:p>
            </table:table-cell>
            <table:table-cell/>
            <table:table-cell table:formula="of:=IF([.Y11]&gt;0;[.B$134];1)*IF([.P11]&gt;0;[.P11];1)*IF([.Z11]=1;[.Z11]*[.B$136];1)*([.I11]*[.B$119]+[.J11]*[.B$120]+[.K11]*[.B$121]+[.L11]*[.B$122]+[.M11]*[.B$124]+[.N11]*[.B$124]+[.O11]*[.B$125]+[.Q11]*[.B$126]+[.R11]*[.B$127]+[.S11]*[.B$128]+[.T11]*[.B$129]+[.U11]*[.B$130]+[.V11]*[.B$131]+[.W11]*[.B$132]+[.X11]*[.B$133]+[.AA11]*[.B$137])" office:value-type="float" office:value="0.21">
              <text:p>0.21</text:p>
            </table:table-cell>
            <table:table-cell table:style-name="ce9" table:formula="of:=[.AB11]+[.H11]-[.F11]-[.G11]" office:value-type="float" office:value="0.21">
              <text:p>0.21</text:p>
            </table:table-cell>
            <table:table-cell table:number-columns-repeated="995"/>
          </table:table-row>
        </table:table-row-group>
        <table:table-row table:style-name="ro1">
          <table:table-cell/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formula="of:=IF([.F12]&lt;5; 3; IF([.F12]&lt;7; 2; 1)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CEILING([.F12]/2;1)" office:value-type="float" office:value="2">
            <text:p>2</text:p>
          </table:table-cell>
          <table:table-cell table:number-columns-repeated="19"/>
          <table:table-cell table:formula="of:=IF([.Y12]&gt;0;[.B$134];1)*IF([.P12]&gt;0;[.P12];1)*IF([.Z12]=1;[.Z12]*[.B$136];1)*([.I12]*[.B$119]+[.J12]*[.B$120]+[.K12]*[.B$121]+[.L12]*[.B$122]+[.M12]*[.B$124]+[.N12]*[.B$124]+[.O12]*[.B$125]+[.Q12]*[.B$126]+[.R12]*[.B$127]+[.S12]*[.B$128]+[.T12]*[.B$129]+[.U12]*[.B$130]+[.V12]*[.B$131]+[.W12]*[.B$132]+[.X12]*[.B$133]+[.AA12]*[.B$137])" office:value-type="float" office:value="0">
            <text:p>0</text:p>
          </table:table-cell>
          <table:table-cell table:style-name="ce9" table:formula="of:=[.AB12]+[.H12]-[.F12]-[.G12]" office:value-type="float" office:value="-1">
            <text:p>-1</text:p>
          </table:table-cell>
          <table:table-cell table:formula="of:=[.AC12]" office:value-type="float" office:value="-1">
            <text:p>-1</text:p>
          </table:table-cell>
          <table:table-cell table:number-columns-repeated="994"/>
        </table:table-row>
        <table:table-row table:style-name="ro1">
          <table:table-cell office:value-type="string">
            <text:p>Refractive Shield</text:p>
          </table:table-cell>
          <table:table-cell office:value-type="string">
            <text:p>I</text:p>
          </table:table-cell>
          <table:table-cell office:value-type="string">
            <text:p>Shield</text:p>
          </table:table-cell>
          <table:table-cell/>
          <table:table-cell table:formula="of:=IF([.F13]&lt;5; 3; IF([.F13]&lt;7; 2; 1))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CEILING([.F13]/2;1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formula="of:=IF([.Y13]&gt;0;[.B$134];1)*IF([.P13]&gt;0;[.P13];1)*IF([.Z13]=1;[.Z13]*[.B$136];1)*([.I13]*[.B$119]+[.J13]*[.B$120]+[.K13]*[.B$121]+[.L13]*[.B$122]+[.M13]*[.B$124]+[.N13]*[.B$124]+[.O13]*[.B$125]+[.Q13]*[.B$126]+[.R13]*[.B$127]+[.S13]*[.B$128]+[.T13]*[.B$129]+[.U13]*[.B$130]+[.V13]*[.B$131]+[.W13]*[.B$132]+[.X13]*[.B$133]+[.AA13]*[.B$137])" office:value-type="float" office:value="2.37">
            <text:p>2.37</text:p>
          </table:table-cell>
          <table:table-cell table:style-name="ce9" table:formula="of:=[.AB13]+[.H13]-[.F13]-[.G13]" office:value-type="float" office:value="0.37">
            <text:p>0.37</text:p>
          </table:table-cell>
          <table:table-cell table:formula="of:=[.AC13]" office:value-type="float" office:value="0.37">
            <text:p>0.37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formula="of:=IF([.F14]&lt;5; 3; IF([.F14]&lt;7; 2; 1))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CEILING([.F14]/2;1)" office:value-type="float" office:value="3">
            <text:p>3</text:p>
          </table:table-cell>
          <table:table-cell table:number-columns-repeated="19"/>
          <table:table-cell table:formula="of:=IF([.Y14]&gt;0;[.B$134];1)*IF([.P14]&gt;0;[.P14];1)*IF([.Z14]=1;[.Z14]*[.B$136];1)*([.I14]*[.B$119]+[.J14]*[.B$120]+[.K14]*[.B$121]+[.L14]*[.B$122]+[.M14]*[.B$124]+[.N14]*[.B$124]+[.O14]*[.B$125]+[.Q14]*[.B$126]+[.R14]*[.B$127]+[.S14]*[.B$128]+[.T14]*[.B$129]+[.U14]*[.B$130]+[.V14]*[.B$131]+[.W14]*[.B$132]+[.X14]*[.B$133]+[.AA14]*[.B$137])" office:value-type="float" office:value="0">
            <text:p>0</text:p>
          </table:table-cell>
          <table:table-cell table:style-name="ce9" table:formula="of:=[.AB14]+[.H14]-[.F14]-[.G14]" office:value-type="float" office:value="-2">
            <text:p>-2</text:p>
          </table:table-cell>
          <table:table-cell table:formula="of:=[.AC14]" office:value-type="float" office:value="-2">
            <text:p>-2</text:p>
          </table:table-cell>
          <table:table-cell table:number-columns-repeated="994"/>
        </table:table-row>
        <table:table-row table:style-name="ro1">
          <table:table-cell office:value-type="string">
            <text:p>Hades Destroy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formula="of:=IF([.F15]&lt;5; 3; IF([.F15]&lt;7; 2; 1))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CEILING([.F15]/2;1)" office:value-type="float" office:value="3">
            <text:p>3</text:p>
          </table:table-cell>
          <table:table-cell table:number-columns-repeated="19"/>
          <table:table-cell table:formula="of:=IF([.Y15]&gt;0;[.B$134];1)*IF([.P15]&gt;0;[.P15];1)*IF([.Z15]=1;[.Z15]*[.B$136];1)*([.I15]*[.B$119]+[.J15]*[.B$120]+[.K15]*[.B$121]+[.L15]*[.B$122]+[.M15]*[.B$124]+[.N15]*[.B$124]+[.O15]*[.B$125]+[.Q15]*[.B$126]+[.R15]*[.B$127]+[.S15]*[.B$128]+[.T15]*[.B$129]+[.U15]*[.B$130]+[.V15]*[.B$131]+[.W15]*[.B$132]+[.X15]*[.B$133]+[.AA15]*[.B$137])" office:value-type="float" office:value="0">
            <text:p>0</text:p>
          </table:table-cell>
          <table:table-cell table:style-name="ce9" table:formula="of:=[.AB15]+[.H15]-[.F15]-[.G15]" office:value-type="float" office:value="-3">
            <text:p>-3</text:p>
          </table:table-cell>
          <table:table-cell table:formula="of:=[.AC15]" office:value-type="float" office:value="-3">
            <text:p>-3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formula="of:=IF([.F16]&lt;5; 3; IF([.F16]&lt;7; 2; 1))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CEILING([.F16]/2;1)" office:value-type="float" office:value="4">
            <text:p>4</text:p>
          </table:table-cell>
          <table:table-cell table:number-columns-repeated="19"/>
          <table:table-cell table:formula="of:=IF([.Y16]&gt;0;[.B$134];1)*IF([.P16]&gt;0;[.P16];1)*IF([.Z16]=1;[.Z16]*[.B$136];1)*([.I16]*[.B$119]+[.J16]*[.B$120]+[.K16]*[.B$121]+[.L16]*[.B$122]+[.M16]*[.B$124]+[.N16]*[.B$124]+[.O16]*[.B$125]+[.Q16]*[.B$126]+[.R16]*[.B$127]+[.S16]*[.B$128]+[.T16]*[.B$129]+[.U16]*[.B$130]+[.V16]*[.B$131]+[.W16]*[.B$132]+[.X16]*[.B$133]+[.AA16]*[.B$137])" office:value-type="float" office:value="0">
            <text:p>0</text:p>
          </table:table-cell>
          <table:table-cell table:style-name="ce9" table:formula="of:=[.AB16]+[.H16]-[.F16]-[.G16]" office:value-type="float" office:value="-3">
            <text:p>-3</text:p>
          </table:table-cell>
          <table:table-cell table:formula="of:=[.AC16]" office:value-type="float" office:value="-3">
            <text:p>-3</text:p>
          </table:table-cell>
          <table:table-cell table:number-columns-repeated="994"/>
        </table:table-row>
        <table:table-row table:style-name="ro1">
          <table:table-cell office:value-type="string">
            <text:p>Heavy Bombardment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Pay X Energy. Gain 3 Strength for each Energy paid</text:p>
          </table:table-cell>
          <table:table-cell table:formula="of:=IF([.F17]&lt;5; 3; IF([.F17]&lt;7; 2; 1))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CEILING([.F17]/2;1)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1"/>
          <table:table-cell table:formula="of:=IF([.Y17]&gt;0;[.B$134];1)*IF([.P17]&gt;0;[.P17];1)*IF([.Z17]=1;[.Z17]*[.B$136];1)*([.I17]*[.B$119]+[.J17]*[.B$120]+[.K17]*[.B$121]+[.L17]*[.B$122]+[.M17]*[.B$124]+[.N17]*[.B$124]+[.O17]*[.B$125]+[.Q17]*[.B$126]+[.R17]*[.B$127]+[.S17]*[.B$128]+[.T17]*[.B$129]+[.U17]*[.B$130]+[.V17]*[.B$131]+[.W17]*[.B$132]+[.X17]*[.B$133]+[.AA17]*[.B$137])" office:value-type="float" office:value="8.85">
            <text:p>8.85</text:p>
          </table:table-cell>
          <table:table-cell table:style-name="ce9" table:formula="of:=[.AB17]+[.H17]-[.F17]-[.G17]" office:value-type="float" office:value="4.85">
            <text:p>4.85</text:p>
          </table:table-cell>
          <table:table-cell table:formula="of:=[.AC17]" office:value-type="float" office:value="4.85">
            <text:p>4.85</text:p>
          </table:table-cell>
          <table:table-cell table:number-columns-repeated="994"/>
        </table:table-row>
        <table:table-row table:style-name="ro1">
          <table:table-cell office:value-type="string">
            <text:p>Quasar Death La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Remove a planet from play. Gain Reward equal to its Reward</text:p>
          </table:table-cell>
          <table:table-cell table:formula="of:=IF([.F18]&lt;5; 3; IF([.F18]&lt;7; 2; 1))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CEILING([.F18]/2;1)" office:value-type="float" office:value="5">
            <text:p>5</text:p>
          </table:table-cell>
          <table:table-cell table:number-columns-repeated="18"/>
          <table:table-cell table:formula="of:=[.H84]" office:value-type="float" office:value="7.60869565217391">
            <text:p>7.6086956522</text:p>
          </table:table-cell>
          <table:table-cell table:formula="of:=IF([.Y18]&gt;0;[.B$134];1)*IF([.P18]&gt;0;[.P18];1)*IF([.Z18]=1;[.Z18]*[.B$136];1)*([.I18]*[.B$119]+[.J18]*[.B$120]+[.K18]*[.B$121]+[.L18]*[.B$122]+[.M18]*[.B$124]+[.N18]*[.B$124]+[.O18]*[.B$125]+[.Q18]*[.B$126]+[.R18]*[.B$127]+[.S18]*[.B$128]+[.T18]*[.B$129]+[.U18]*[.B$130]+[.V18]*[.B$131]+[.W18]*[.B$132]+[.X18]*[.B$133]+[.AA18]*[.B$137])" office:value-type="float" office:value="7.60869565217391">
            <text:p>7.6086956522</text:p>
          </table:table-cell>
          <table:table-cell table:style-name="ce9" table:formula="of:=[.AB18]+[.H18]-[.F18]-[.G18]" office:value-type="float" office:value="3.60869565217391">
            <text:p>3.6086956522</text:p>
          </table:table-cell>
          <table:table-cell table:formula="of:=[.AC18]" office:value-type="float" office:value="3.60869565217391">
            <text:p>3.6086956522</text:p>
          </table:table-cell>
          <table:table-cell table:number-columns-repeated="994"/>
        </table:table-row>
        <table:table-row table:style-name="ro1">
          <table:table-cell table:style-name="ce2" office:value-type="string">
            <text:p>Total</text:p>
          </table:table-cell>
          <table:table-cell table:style-name="ce5" table:number-columns-repeated="3"/>
          <table:table-cell table:style-name="ce5" table:formula="of:=SUM([.E9:.E18])" office:value-type="float" office:value="19">
            <text:p>19</text:p>
          </table:table-cell>
          <table:table-cell table:number-columns-repeated="3" table:style-name="ce5"/>
          <table:table-cell table:style-name="ce5" table:formula="of:=SUM([.I9:.I18])" office:value-type="float" office:value="3">
            <text:p>3</text:p>
          </table:table-cell>
          <table:table-cell table:style-name="ce5" table:formula="of:=SUM([.J9:.J18])" office:value-type="float" office:value="0">
            <text:p>0</text:p>
          </table:table-cell>
          <table:table-cell table:style-name="ce5" table:formula="of:=SUM([.K9:.K18])" office:value-type="float" office:value="9">
            <text:p>9</text:p>
          </table:table-cell>
          <table:table-cell table:style-name="ce5" table:formula="of:=SUM([.L9:.L18])" office:value-type="float" office:value="0">
            <text:p>0</text:p>
          </table:table-cell>
          <table:table-cell table:style-name="ce5"/>
          <table:table-cell table:style-name="ce5" table:formula="of:=SUM([.N9:.N18])" office:value-type="float" office:value="0">
            <text:p>0</text:p>
          </table:table-cell>
          <table:table-cell table:style-name="ce5" table:formula="of:=SUM([.O9:.O18])" office:value-type="float" office:value="3">
            <text:p>3</text:p>
          </table:table-cell>
          <table:table-cell table:style-name="ce5" table:formula="of:=SUM([.P9:.P18])" office:value-type="float" office:value="5">
            <text:p>5</text:p>
          </table:table-cell>
          <table:table-cell table:style-name="ce5" table:formula="of:=SUM([.Q9:.Q18])" office:value-type="float" office:value="1">
            <text:p>1</text:p>
          </table:table-cell>
          <table:table-cell table:style-name="ce5" table:formula="of:=SUM([.R9:.R18])" office:value-type="float" office:value="0">
            <text:p>0</text:p>
          </table:table-cell>
          <table:table-cell table:style-name="ce5" table:formula="of:=SUM([.S9:.S18])" office:value-type="float" office:value="0">
            <text:p>0</text:p>
          </table:table-cell>
          <table:table-cell table:style-name="ce5" table:formula="of:=SUM([.T9:.T18])" office:value-type="float" office:value="1">
            <text:p>1</text:p>
          </table:table-cell>
          <table:table-cell table:style-name="ce5" table:formula="of:=SUM([.U9:.U18])" office:value-type="float" office:value="0">
            <text:p>0</text:p>
          </table:table-cell>
          <table:table-cell table:style-name="ce5" table:formula="of:=SUM([.V9:.V18])" office:value-type="float" office:value="0">
            <text:p>0</text:p>
          </table:table-cell>
          <table:table-cell table:style-name="ce5" table:formula="of:=SUM([.W9:.W18])" office:value-type="float" office:value="1">
            <text:p>1</text:p>
          </table:table-cell>
          <table:table-cell table:style-name="ce5" table:formula="of:=SUM([.X9:.X18])" office:value-type="float" office:value="0">
            <text:p>0</text:p>
          </table:table-cell>
          <table:table-cell table:style-name="ce5" table:formula="of:=SUM([.Y9:.Y18])" office:value-type="float" office:value="0">
            <text:p>0</text:p>
          </table:table-cell>
          <table:table-cell table:style-name="ce5" table:formula="of:=SUM([.Z9:.Z18])" office:value-type="float" office:value="1">
            <text:p>1</text:p>
          </table:table-cell>
          <table:table-cell table:style-name="ce5" table:formula="of:=SUM([.AA9:.AA18])" office:value-type="float" office:value="7.60869565217391">
            <text:p>7.6086956522</text:p>
          </table:table-cell>
          <table:table-cell table:formula="of:=IF([.Y19]&gt;0;[.B$134];1)*IF([.P19]&gt;0;[.P19];1)*IF([.Z19]=1;[.Z19]*[.B$136];1)*([.I19]*[.B$119]+[.J19]*[.B$120]+[.K19]*[.B$121]+[.L19]*[.B$122]+[.M19]*[.B$124]+[.N19]*[.B$124]+[.O19]*[.B$125]+[.Q19]*[.B$126]+[.R19]*[.B$127]+[.S19]*[.B$128]+[.T19]*[.B$129]+[.U19]*[.B$130]+[.V19]*[.B$131]+[.W19]*[.B$132]+[.X19]*[.B$133]+[.AA19]*[.B$137])" office:value-type="float" office:value="23.0530434782609">
            <text:p>23.0530434783</text:p>
          </table:table-cell>
          <table:table-cell table:style-name="ce9" table:formula="of:=[.AB19]+[.H19]-[.F19]-[.G19]" office:value-type="float" office:value="23.0530434782609">
            <text:p>23.0530434783</text:p>
          </table:table-cell>
          <table:table-cell table:formula="of:=[.AC19]" office:value-type="float" office:value="23.0530434782609">
            <text:p>23.0530434783</text:p>
          </table:table-cell>
          <table:table-cell table:number-columns-repeated="994"/>
        </table:table-row>
        <table:table-row table:style-name="ro1">
          <table:table-cell office:value-type="string">
            <text:p>Bot Brigade</text:p>
          </table:table-cell>
          <table:table-cell table:number-columns-repeated="4"/>
          <table:table-cell table:number-columns-repeated="22"/>
          <table:table-cell table:formula="of:=IF([.Y20]&gt;0;[.B$134];1)*IF([.P20]&gt;0;[.P20];1)*IF([.Z20]=1;[.Z20]*[.B$136];1)*([.I20]*[.B$119]+[.J20]*[.B$120]+[.K20]*[.B$121]+[.L20]*[.B$122]+[.M20]*[.B$124]+[.N20]*[.B$124]+[.O20]*[.B$125]+[.Q20]*[.B$126]+[.R20]*[.B$127]+[.S20]*[.B$128]+[.T20]*[.B$129]+[.U20]*[.B$130]+[.V20]*[.B$131]+[.W20]*[.B$132]+[.X20]*[.B$133]+[.AA20]*[.B$137])" office:value-type="float" office:value="0">
            <text:p>0</text:p>
          </table:table-cell>
          <table:table-cell table:style-name="ce9" table:formula="of:=[.AB20]+[.H20]-[.F20]-[.G20]" office:value-type="float" office:value="0">
            <text:p>0</text:p>
          </table:table-cell>
          <table:table-cell table:formula="of:=[.AC20]" office:value-type="float" office:value="0">
            <text:p>0</text:p>
          </table:table-cell>
          <table:table-cell table:number-columns-repeated="994"/>
        </table:table-row>
        <table:table-row-group>
          <table:table-row table:style-name="ro1">
            <table:table-cell office:value-type="string">
              <text:p>Spark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table:style-name="ce7" office:value-type="string">
              <text:p>Draw 1</text:p>
            </table:table-cell>
            <table:table-cell table:style-name="ce7" table:formula="of:=IF([.F21]&lt;5; 3; IF([.F2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table:formula="of:=FLOOR([.F21]/3;1)+1" office:value-type="float" office:value="1">
              <text:p>1</text:p>
            </table:table-cell>
            <table:table-cell table:number-columns-repeated="11"/>
            <table:table-cell office:value-type="float" office:value="1">
              <text:p>1</text:p>
            </table:table-cell>
            <table:table-cell table:number-columns-repeated="7"/>
            <table:table-cell table:formula="of:=IF([.Y21]&gt;0;[.B$134];1)*IF([.P21]&gt;0;[.P21];1)*IF([.Z21]=1;[.Z21]*[.B$136];1)*([.I21]*[.B$119]+[.J21]*[.B$120]+[.K21]*[.B$121]+[.L21]*[.B$122]+[.M21]*[.B$124]+[.N21]*[.B$124]+[.O21]*[.B$125]+[.Q21]*[.B$126]+[.R21]*[.B$127]+[.S21]*[.B$128]+[.T21]*[.B$129]+[.U21]*[.B$130]+[.V21]*[.B$131]+[.W21]*[.B$132]+[.X21]*[.B$133]+[.AA21]*[.B$137])" office:value-type="float" office:value="0.8">
              <text:p>0.8</text:p>
            </table:table-cell>
            <table:table-cell table:style-name="ce9" table:formula="of:=[.AB21]+[.H21]-[.F21]-[.G21]" office:value-type="float" office:value="0.8">
              <text:p>0.8</text:p>
            </table:table-cell>
            <table:table-cell table:formula="of:=[.AC21]+[.AC22]" office:value-type="float" office:value="0.86">
              <text:p>0.86</text:p>
            </table:table-cell>
            <table:table-cell table:number-columns-repeated="994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Draw 1</text:p>
            </table:table-cell>
            <table:table-cell table:style-name="ce7"/>
            <table:table-cell table:number-columns-repeated="14"/>
            <table:table-cell table:number-columns-repeated="2" office:value-type="float" office:value="1">
              <text:p>1</text:p>
            </table:table-cell>
            <table:table-cell table:number-columns-repeated="4"/>
            <table:table-cell office:value-type="float" office:value="1">
              <text:p>1</text:p>
            </table:table-cell>
            <table:table-cell/>
            <table:table-cell table:formula="of:=IF([.Y22]&gt;0;[.B$134];1)*IF([.P22]&gt;0;[.P22];1)*IF([.Z22]=1;[.Z22]*[.B$136];1)*([.I22]*[.B$119]+[.J22]*[.B$120]+[.K22]*[.B$121]+[.L22]*[.B$122]+[.M22]*[.B$124]+[.N22]*[.B$124]+[.O22]*[.B$125]+[.Q22]*[.B$126]+[.R22]*[.B$127]+[.S22]*[.B$128]+[.T22]*[.B$129]+[.U22]*[.B$130]+[.V22]*[.B$131]+[.W22]*[.B$132]+[.X22]*[.B$133]+[.AA22]*[.B$137])" office:value-type="float" office:value="0.06">
              <text:p>0.06</text:p>
            </table:table-cell>
            <table:table-cell table:style-name="ce9" table:formula="of:=[.AB22]+[.H22]-[.F22]-[.G22]" office:value-type="float" office:value="0.06">
              <text:p>0.06</text:p>
            </table:table-cell>
            <table:table-cell table:number-columns-repeated="995"/>
          </table:table-row>
        </table:table-row-group>
        <table:table-row table:style-name="ro1">
          <table:table-cell office:value-type="string">
            <text:p>Recon 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Gain 2 Credit and draw a card</text:p>
          </table:table-cell>
          <table:table-cell table:style-name="ce7" table:formula="of:=IF([.F23]&lt;5; 3; IF([.F23]&lt;7; 2; 1))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FLOOR([.F23]/3;1)+1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7"/>
          <table:table-cell table:formula="of:=IF([.Y23]&gt;0;[.B$134];1)*IF([.P23]&gt;0;[.P23];1)*IF([.Z23]=1;[.Z23]*[.B$136];1)*([.I23]*[.B$119]+[.J23]*[.B$120]+[.K23]*[.B$121]+[.L23]*[.B$122]+[.M23]*[.B$124]+[.N23]*[.B$124]+[.O23]*[.B$125]+[.Q23]*[.B$126]+[.R23]*[.B$127]+[.S23]*[.B$128]+[.T23]*[.B$129]+[.U23]*[.B$130]+[.V23]*[.B$131]+[.W23]*[.B$132]+[.X23]*[.B$133]+[.AA23]*[.B$137])" office:value-type="float" office:value="2">
            <text:p>2</text:p>
          </table:table-cell>
          <table:table-cell table:style-name="ce9" table:formula="of:=[.AB23]+[.H23]-[.F23]-[.G23]" office:value-type="float" office:value="1">
            <text:p>1</text:p>
          </table:table-cell>
          <table:table-cell table:formula="of:=[.AC23]"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343<text:span text:style-name="T1">rd</text:span> Battalion</text:p>
          </table:table-cell>
          <table:table-cell office:value-type="string">
            <text:p>BB</text:p>
          </table:table-cell>
          <table:table-cell office:value-type="string">
            <text:p>Fleet</text:p>
          </table:table-cell>
          <table:table-cell/>
          <table:table-cell table:style-name="ce7" table:formula="of:=IF([.F24]&lt;5; 3; IF([.F24]&lt;7; 2; 1)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FLOOR([.F24]/3;1)+1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IF([.Y24]&gt;0;[.B$134];1)*IF([.P24]&gt;0;[.P24];1)*IF([.Z24]=1;[.Z24]*[.B$136];1)*([.I24]*[.B$119]+[.J24]*[.B$120]+[.K24]*[.B$121]+[.L24]*[.B$122]+[.M24]*[.B$124]+[.N24]*[.B$124]+[.O24]*[.B$125]+[.Q24]*[.B$126]+[.R24]*[.B$127]+[.S24]*[.B$128]+[.T24]*[.B$129]+[.U24]*[.B$130]+[.V24]*[.B$131]+[.W24]*[.B$132]+[.X24]*[.B$133]+[.AA24]*[.B$137])" office:value-type="float" office:value="0.7">
            <text:p>0.7</text:p>
          </table:table-cell>
          <table:table-cell table:style-name="ce9" table:formula="of:=[.AB24]+[.H24]-[.F24]-[.G24]" office:value-type="float" office:value="-0.3">
            <text:p>-0.3</text:p>
          </table:table-cell>
          <table:table-cell table:formula="of:=[.AC24]" office:value-type="float" office:value="-0.3">
            <text:p>-0.3</text:p>
          </table:table-cell>
          <table:table-cell table:number-columns-repeated="994"/>
        </table:table-row>
        <table:table-row table:style-name="ro1">
          <table:table-cell office:value-type="string">
            <text:p>Sol Cruis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7" table:formula="of:=IF([.F25]&lt;5; 3; IF([.F25]&lt;7; 2; 1))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FLOOR([.F25]/3;1)+1" office:value-type="float" office:value="2">
            <text:p>2</text:p>
          </table:table-cell>
          <table:table-cell table:number-columns-repeated="19"/>
          <table:table-cell table:formula="of:=IF([.Y25]&gt;0;[.B$134];1)*IF([.P25]&gt;0;[.P25];1)*IF([.Z25]=1;[.Z25]*[.B$136];1)*([.I25]*[.B$119]+[.J25]*[.B$120]+[.K25]*[.B$121]+[.L25]*[.B$122]+[.M25]*[.B$124]+[.N25]*[.B$124]+[.O25]*[.B$125]+[.Q25]*[.B$126]+[.R25]*[.B$127]+[.S25]*[.B$128]+[.T25]*[.B$129]+[.U25]*[.B$130]+[.V25]*[.B$131]+[.W25]*[.B$132]+[.X25]*[.B$133]+[.AA25]*[.B$137])" office:value-type="float" office:value="0">
            <text:p>0</text:p>
          </table:table-cell>
          <table:table-cell table:style-name="ce9" table:formula="of:=[.AB25]+[.H25]-[.F25]-[.G25]" office:value-type="float" office:value="-2">
            <text:p>-2</text:p>
          </table:table-cell>
          <table:table-cell table:formula="of:=[.AC25]" office:value-type="float" office:value="-2">
            <text:p>-2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Kshatriya Battle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7" table:formula="of:=IF([.F26]&lt;5; 3; IF([.F26]&lt;7; 2; 1))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FLOOR([.F26]/3;1)+1" office:value-type="float" office:value="2">
            <text:p>2</text:p>
          </table:table-cell>
          <table:table-cell table:number-columns-repeated="19"/>
          <table:table-cell table:formula="of:=IF([.Y26]&gt;0;[.B$134];1)*IF([.P26]&gt;0;[.P26];1)*IF([.Z26]=1;[.Z26]*[.B$136];1)*([.I26]*[.B$119]+[.J26]*[.B$120]+[.K26]*[.B$121]+[.L26]*[.B$122]+[.M26]*[.B$124]+[.N26]*[.B$124]+[.O26]*[.B$125]+[.Q26]*[.B$126]+[.R26]*[.B$127]+[.S26]*[.B$128]+[.T26]*[.B$129]+[.U26]*[.B$130]+[.V26]*[.B$131]+[.W26]*[.B$132]+[.X26]*[.B$133]+[.AA26]*[.B$137])" office:value-type="float" office:value="0">
            <text:p>0</text:p>
          </table:table-cell>
          <table:table-cell table:style-name="ce9" table:formula="of:=[.AB26]+[.H26]-[.F26]-[.G26]" office:value-type="float" office:value="-3">
            <text:p>-3</text:p>
          </table:table-cell>
          <table:table-cell table:formula="of:=[.AC26]" office:value-type="float" office:value="-3">
            <text:p>-3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7" table:formula="of:=IF([.F27]&lt;5; 3; IF([.F27]&lt;7; 2; 1))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FLOOR([.F27]/3;1)+1" office:value-type="float" office:value="3">
            <text:p>3</text:p>
          </table:table-cell>
          <table:table-cell table:number-columns-repeated="19"/>
          <table:table-cell table:formula="of:=IF([.Y27]&gt;0;[.B$134];1)*IF([.P27]&gt;0;[.P27];1)*IF([.Z27]=1;[.Z27]*[.B$136];1)*([.I27]*[.B$119]+[.J27]*[.B$120]+[.K27]*[.B$121]+[.L27]*[.B$122]+[.M27]*[.B$124]+[.N27]*[.B$124]+[.O27]*[.B$125]+[.Q27]*[.B$126]+[.R27]*[.B$127]+[.S27]*[.B$128]+[.T27]*[.B$129]+[.U27]*[.B$130]+[.V27]*[.B$131]+[.W27]*[.B$132]+[.X27]*[.B$133]+[.AA27]*[.B$137])" office:value-type="float" office:value="0">
            <text:p>0</text:p>
          </table:table-cell>
          <table:table-cell table:style-name="ce9" table:formula="of:=[.AB27]+[.H27]-[.F27]-[.G27]" office:value-type="float" office:value="-3">
            <text:p>-3</text:p>
          </table:table-cell>
          <table:table-cell table:formula="of:=[.AC27]" office:value-type="float" office:value="-3">
            <text:p>-3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7" table:formula="of:=IF([.F28]&lt;5; 3; IF([.F28]&lt;7; 2; 1))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FLOOR([.F28]/3;1)+1" office:value-type="float" office:value="3">
            <text:p>3</text:p>
          </table:table-cell>
          <table:table-cell table:number-columns-repeated="19"/>
          <table:table-cell table:formula="of:=IF([.Y28]&gt;0;[.B$134];1)*IF([.P28]&gt;0;[.P28];1)*IF([.Z28]=1;[.Z28]*[.B$136];1)*([.I28]*[.B$119]+[.J28]*[.B$120]+[.K28]*[.B$121]+[.L28]*[.B$122]+[.M28]*[.B$124]+[.N28]*[.B$124]+[.O28]*[.B$125]+[.Q28]*[.B$126]+[.R28]*[.B$127]+[.S28]*[.B$128]+[.T28]*[.B$129]+[.U28]*[.B$130]+[.V28]*[.B$131]+[.W28]*[.B$132]+[.X28]*[.B$133]+[.AA28]*[.B$137])" office:value-type="float" office:value="0">
            <text:p>0</text:p>
          </table:table-cell>
          <table:table-cell table:style-name="ce9" table:formula="of:=[.AB28]+[.H28]-[.F28]-[.G28]" office:value-type="float" office:value="-4">
            <text:p>-4</text:p>
          </table:table-cell>
          <table:table-cell table:formula="of:=[.AC28]" office:value-type="float" office:value="-4">
            <text:p>-4</text:p>
          </table:table-cell>
          <table:table-cell table:number-columns-repeated="994"/>
        </table:table-row>
        <table:table-row-group>
          <table:table-row table:style-name="ro1">
            <table:table-cell office:value-type="string">
              <text:p>Heracles Kill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Gain 3 Energy</text:p>
            </table:table-cell>
            <table:table-cell table:style-name="ce7" table:formula="of:=IF([.F29]&lt;5; 3; IF([.F29]&lt;7; 2; 1))" office:value-type="float" office:value="1">
              <text:p>1</text:p>
            </table:table-cell>
            <table:table-cell office:value-type="float" office:value="8">
              <text:p>8</text:p>
            </table:table-cell>
            <table:table-cell/>
            <table:table-cell table:formula="of:=FLOOR([.F29]/3;1)+1" office:value-type="float" office:value="3">
              <text:p>3</text:p>
            </table:table-cell>
            <table:table-cell table:number-columns-repeated="3"/>
            <table:table-cell office:value-type="float" office:value="4">
              <text:p>4</text:p>
            </table:table-cell>
            <table:table-cell table:number-columns-repeated="15"/>
            <table:table-cell table:formula="of:=IF([.Y29]&gt;0;[.B$134];1)*IF([.P29]&gt;0;[.P29];1)*IF([.Z29]=1;[.Z29]*[.B$136];1)*([.I29]*[.B$119]+[.J29]*[.B$120]+[.K29]*[.B$121]+[.L29]*[.B$122]+[.M29]*[.B$124]+[.N29]*[.B$124]+[.O29]*[.B$125]+[.Q29]*[.B$126]+[.R29]*[.B$127]+[.S29]*[.B$128]+[.T29]*[.B$129]+[.U29]*[.B$130]+[.V29]*[.B$131]+[.W29]*[.B$132]+[.X29]*[.B$133]+[.AA29]*[.B$137])" office:value-type="float" office:value="2.4">
              <text:p>2.4</text:p>
            </table:table-cell>
            <table:table-cell table:style-name="ce9" table:formula="of:=[.AB29]+[.H29]-[.F29]-[.G29]" office:value-type="float" office:value="-2.6">
              <text:p>-2.6</text:p>
            </table:table-cell>
            <table:table-cell table:formula="of:=[.AC29]+[.AC30]" office:value-type="float" office:value="-1.613">
              <text:p>-1.613</text:p>
            </table:table-cell>
            <table:table-cell office:value-type="string">
              <text:p>Enjoys stabbing</text:p>
            </table:table-cell>
            <table:table-cell table:number-columns-repeated="993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Pay X Energy. Draw 1 card for each Energy paid</text:p>
            </table:table-cell>
            <table:table-cell table:style-name="ce7"/>
            <table:table-cell table:number-columns-repeated="3"/>
            <table:table-cell office:value-type="float" office:value="1">
              <text:p>1</text:p>
            </table:table-cell>
            <table:table-cell table:number-columns-repeated="6"/>
            <table:table-cell office:value-type="float" office:value="7">
              <text:p>7</text:p>
            </table:table-cell>
            <table:table-cell table:number-columns-repeated="3"/>
            <table:table-cell office:value-type="float" office:value="1">
              <text:p>1</text:p>
            </table:table-cell>
            <table:table-cell table:number-columns-repeated="5"/>
            <table:table-cell office:value-type="float" office:value="1">
              <text:p>1</text:p>
            </table:table-cell>
            <table:table-cell/>
            <table:table-cell table:formula="of:=IF([.Y30]&gt;0;[.B$134];1)*IF([.P30]&gt;0;[.P30];1)*IF([.Z30]=1;[.Z30]*[.B$136];1)*([.I30]*[.B$119]+[.J30]*[.B$120]+[.K30]*[.B$121]+[.L30]*[.B$122]+[.M30]*[.B$124]+[.N30]*[.B$124]+[.O30]*[.B$125]+[.Q30]*[.B$126]+[.R30]*[.B$127]+[.S30]*[.B$128]+[.T30]*[.B$129]+[.U30]*[.B$130]+[.V30]*[.B$131]+[.W30]*[.B$132]+[.X30]*[.B$133]+[.AA30]*[.B$137])" office:value-type="float" office:value="0.987">
              <text:p>0.987</text:p>
            </table:table-cell>
            <table:table-cell table:style-name="ce9" table:formula="of:=[.AB30]+[.H30]-[.F30]-[.G30]" office:value-type="float" office:value="0.987">
              <text:p>0.987</text:p>
            </table:table-cell>
            <table:table-cell table:number-columns-repeated="995"/>
          </table:table-row>
        </table:table-row-group>
        <table:table-row table:style-name="ro1">
          <table:table-cell office:value-type="string">
            <text:p>Primordia the One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veal the top card of the Planet deck. Colonize it for free</text:p>
          </table:table-cell>
          <table:table-cell table:style-name="ce7" table:formula="of:=IF([.F31]&lt;5; 3; IF([.F31]&lt;7; 2; 1))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FLOOR([.F31]/3;1)+1" office:value-type="float" office:value="4">
            <text:p>4</text:p>
          </table:table-cell>
          <table:table-cell table:number-columns-repeated="18"/>
          <table:table-cell table:formula="of:=[.H84]" office:value-type="float" office:value="7.60869565217391">
            <text:p>7.6086956522</text:p>
          </table:table-cell>
          <table:table-cell table:formula="of:=IF([.Y31]&gt;0;[.B$134];1)*IF([.P31]&gt;0;[.P31];1)*IF([.Z31]=1;[.Z31]*[.B$136];1)*([.I31]*[.B$119]+[.J31]*[.B$120]+[.K31]*[.B$121]+[.L31]*[.B$122]+[.M31]*[.B$124]+[.N31]*[.B$124]+[.O31]*[.B$125]+[.Q31]*[.B$126]+[.R31]*[.B$127]+[.S31]*[.B$128]+[.T31]*[.B$129]+[.U31]*[.B$130]+[.V31]*[.B$131]+[.W31]*[.B$132]+[.X31]*[.B$133]+[.AA31]*[.B$137])" office:value-type="float" office:value="7.60869565217391">
            <text:p>7.6086956522</text:p>
          </table:table-cell>
          <table:table-cell table:style-name="ce9" table:formula="of:=[.AB31]+[.H31]-[.F31]-[.G31]" office:value-type="float" office:value="2.60869565217391">
            <text:p>2.6086956522</text:p>
          </table:table-cell>
          <table:table-cell table:formula="of:=[.AC31]" office:value-type="float" office:value="2.60869565217391">
            <text:p>2.6086956522</text:p>
          </table:table-cell>
          <table:table-cell table:number-columns-repeated="994"/>
        </table:table-row>
        <table:table-row table:style-name="ro1">
          <table:table-cell table:style-name="ce2" office:value-type="string">
            <text:p>Total</text:p>
          </table:table-cell>
          <table:table-cell table:style-name="ce5" table:number-columns-repeated="3"/>
          <table:table-cell table:style-name="ce5" table:formula="of:=SUM([.E21:.E31])" office:value-type="float" office:value="19">
            <text:p>19</text:p>
          </table:table-cell>
          <table:table-cell table:number-columns-repeated="3" table:style-name="ce5"/>
          <table:table-cell table:style-name="ce5" table:formula="of:=SUM([.I21:.I31])" office:value-type="float" office:value="1">
            <text:p>1</text:p>
          </table:table-cell>
          <table:table-cell table:style-name="ce5" table:formula="of:=SUM([.J21:.J31])" office:value-type="float" office:value="2">
            <text:p>2</text:p>
          </table:table-cell>
          <table:table-cell table:style-name="ce5" table:formula="of:=SUM([.K21:.K31])" office:value-type="float" office:value="1">
            <text:p>1</text:p>
          </table:table-cell>
          <table:table-cell table:style-name="ce5" table:formula="of:=SUM([.L21:.L31])" office:value-type="float" office:value="4">
            <text:p>4</text:p>
          </table:table-cell>
          <table:table-cell table:style-name="ce5"/>
          <table:table-cell table:style-name="ce5" table:formula="of:=SUM([.N21:.N31])" office:value-type="float" office:value="0">
            <text:p>0</text:p>
          </table:table-cell>
          <table:table-cell table:style-name="ce5" table:formula="of:=SUM([.O21:.O31])" office:value-type="float" office:value="0">
            <text:p>0</text:p>
          </table:table-cell>
          <table:table-cell table:style-name="ce5" table:formula="of:=SUM([.P21:.P31])" office:value-type="float" office:value="7">
            <text:p>7</text:p>
          </table:table-cell>
          <table:table-cell table:style-name="ce5" table:formula="of:=SUM([.Q21:.Q31])" office:value-type="float" office:value="0">
            <text:p>0</text:p>
          </table:table-cell>
          <table:table-cell table:style-name="ce5" table:formula="of:=SUM([.R21:.R31])" office:value-type="float" office:value="0">
            <text:p>0</text:p>
          </table:table-cell>
          <table:table-cell table:style-name="ce5" table:formula="of:=SUM([.S21:.S31])" office:value-type="float" office:value="0">
            <text:p>0</text:p>
          </table:table-cell>
          <table:table-cell table:style-name="ce5" table:formula="of:=SUM([.T21:.T31])" office:value-type="float" office:value="4">
            <text:p>4</text:p>
          </table:table-cell>
          <table:table-cell table:style-name="ce5" table:formula="of:=SUM([.U21:.U31])" office:value-type="float" office:value="1">
            <text:p>1</text:p>
          </table:table-cell>
          <table:table-cell table:style-name="ce5" table:formula="of:=SUM([.V21:.V31])" office:value-type="float" office:value="0">
            <text:p>0</text:p>
          </table:table-cell>
          <table:table-cell table:style-name="ce5" table:formula="of:=SUM([.W21:.W31])" office:value-type="float" office:value="0">
            <text:p>0</text:p>
          </table:table-cell>
          <table:table-cell table:style-name="ce5" table:formula="of:=SUM([.X21:.X31])" office:value-type="float" office:value="0">
            <text:p>0</text:p>
          </table:table-cell>
          <table:table-cell table:style-name="ce5" table:formula="of:=SUM([.Y21:.Y31])" office:value-type="float" office:value="0">
            <text:p>0</text:p>
          </table:table-cell>
          <table:table-cell table:style-name="ce5" table:formula="of:=SUM([.Z21:.Z31])" office:value-type="float" office:value="2">
            <text:p>2</text:p>
          </table:table-cell>
          <table:table-cell table:style-name="ce5" table:formula="of:=SUM([.AA21:.AA31])" office:value-type="float" office:value="7.60869565217391">
            <text:p>7.6086956522</text:p>
          </table:table-cell>
          <table:table-cell table:formula="of:=IF([.Y32]&gt;0;[.B$134];1)*IF([.P32]&gt;0;[.P32];1)*IF([.Z32]=1;[.Z32]*[.B$136];1)*([.I32]*[.B$119]+[.J32]*[.B$120]+[.K32]*[.B$121]+[.L32]*[.B$122]+[.M32]*[.B$124]+[.N32]*[.B$124]+[.O32]*[.B$125]+[.Q32]*[.B$126]+[.R32]*[.B$127]+[.S32]*[.B$128]+[.T32]*[.B$129]+[.U32]*[.B$130]+[.V32]*[.B$131]+[.W32]*[.B$132]+[.X32]*[.B$133]+[.AA32]*[.B$137])" office:value-type="float" office:value="99.2508695652174">
            <text:p>99.2508695652</text:p>
          </table:table-cell>
          <table:table-cell table:style-name="ce9" table:formula="of:=[.AB32]+[.H32]-[.F32]-[.G32]" office:value-type="float" office:value="99.2508695652174">
            <text:p>99.2508695652</text:p>
          </table:table-cell>
          <table:table-cell table:number-columns-repeated="995"/>
        </table:table-row>
        <table:table-row table:style-name="ro1">
          <table:table-cell office:value-type="string">
            <text:p>Stellarion</text:p>
          </table:table-cell>
          <table:table-cell table:number-columns-repeated="4"/>
          <table:table-cell table:number-columns-repeated="22"/>
          <table:table-cell table:formula="of:=IF([.Y33]&gt;0;[.B$134];1)*IF([.P33]&gt;0;[.P33];1)*IF([.Z33]=1;[.Z33]*[.B$136];1)*([.I33]*[.B$119]+[.J33]*[.B$120]+[.K33]*[.B$121]+[.L33]*[.B$122]+[.M33]*[.B$124]+[.N33]*[.B$124]+[.O33]*[.B$125]+[.Q33]*[.B$126]+[.R33]*[.B$127]+[.S33]*[.B$128]+[.T33]*[.B$129]+[.U33]*[.B$130]+[.V33]*[.B$131]+[.W33]*[.B$132]+[.X33]*[.B$133]+[.AA33]*[.B$137])" office:value-type="float" office:value="0">
            <text:p>0</text:p>
          </table:table-cell>
          <table:table-cell table:style-name="ce9" table:formula="of:=[.AB33]+[.H33]-[.F33]-[.G33]" office:value-type="float" office:value="0">
            <text:p>0</text:p>
          </table:table-cell>
          <table:table-cell table:formula="of:=[.AC33]"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Asteroid Miner</text:p>
          </table:table-cell>
          <table:table-cell office:value-type="string">
            <text:p>S</text:p>
          </table:table-cell>
          <table:table-cell table:number-columns-repeated="2"/>
          <table:table-cell table:formula="of:=IF([.F34]&lt;5; 3; IF([.F3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CEILING([.F34]*0.66;1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7"/>
          <table:table-cell table:formula="of:=IF([.Y34]&gt;0;[.B$134];1)*IF([.P34]&gt;0;[.P34];1)*IF([.Z34]=1;[.Z34]*[.B$136];1)*([.I34]*[.B$119]+[.J34]*[.B$120]+[.K34]*[.B$121]+[.L34]*[.B$122]+[.M34]*[.B$124]+[.N34]*[.B$124]+[.O34]*[.B$125]+[.Q34]*[.B$126]+[.R34]*[.B$127]+[.S34]*[.B$128]+[.T34]*[.B$129]+[.U34]*[.B$130]+[.V34]*[.B$131]+[.W34]*[.B$132]+[.X34]*[.B$133]+[.AA34]*[.B$137])" office:value-type="float" office:value="1.2">
            <text:p>1.2</text:p>
          </table:table-cell>
          <table:table-cell table:style-name="ce9" table:formula="of:=[.AB34]+[.H34]-[.F34]-[.G34]" office:value-type="float" office:value="1.2">
            <text:p>1.2</text:p>
          </table:table-cell>
          <table:table-cell table:formula="of:=[.AC34]" office:value-type="float" office:value="1.2">
            <text:p>1.2</text:p>
          </table:table-cell>
          <table:table-cell table:number-columns-repeated="994"/>
        </table:table-row>
        <table:table-row table:style-name="ro1">
          <table:table-cell office:value-type="string">
            <text:p>Aeraria Shield</text:p>
          </table:table-cell>
          <table:table-cell office:value-type="string">
            <text:p>S</text:p>
          </table:table-cell>
          <table:table-cell table:number-columns-repeated="2"/>
          <table:table-cell table:formula="of:=IF([.F35]&lt;5; 3; IF([.F35]&lt;7; 2; 1))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CEILING([.F35]*0.66;1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formula="of:=IF([.Y35]&gt;0;[.B$134];1)*IF([.P35]&gt;0;[.P35];1)*IF([.Z35]=1;[.Z35]*[.B$136];1)*([.I35]*[.B$119]+[.J35]*[.B$120]+[.K35]*[.B$121]+[.L35]*[.B$122]+[.M35]*[.B$124]+[.N35]*[.B$124]+[.O35]*[.B$125]+[.Q35]*[.B$126]+[.R35]*[.B$127]+[.S35]*[.B$128]+[.T35]*[.B$129]+[.U35]*[.B$130]+[.V35]*[.B$131]+[.W35]*[.B$132]+[.X35]*[.B$133]+[.AA35]*[.B$137])" office:value-type="float" office:value="1.27">
            <text:p>1.27</text:p>
          </table:table-cell>
          <table:table-cell table:style-name="ce9" table:formula="of:=[.AB35]+[.H35]-[.F35]-[.G35]" office:value-type="float" office:value="1.27">
            <text:p>1.27</text:p>
          </table:table-cell>
          <table:table-cell table:formula="of:=[.AC35]" office:value-type="float" office:value="1.27">
            <text:p>1.27</text:p>
          </table:table-cell>
          <table:table-cell table:number-columns-repeated="994"/>
        </table:table-row>
        <table:table-row-group>
          <table:table-row table:style-name="ro1">
            <table:table-cell office:value-type="string">
              <text:p>New Horizon</text:p>
            </table:table-cell>
            <table:table-cell office:value-type="string">
              <text:p>S</text:p>
            </table:table-cell>
            <table:table-cell/>
            <table:table-cell office:value-type="string">
              <text:p>Gain 2 Energy</text:p>
            </table:table-cell>
            <table:table-cell table:formula="of:=IF([.F36]&lt;5; 3; IF([.F36]&lt;7; 2; 1))" office:value-type="float" office:value="3">
              <text:p>3</text:p>
            </table:table-cell>
            <table:table-cell office:value-type="float" office:value="3">
              <text:p>3</text:p>
            </table:table-cell>
            <table:table-cell/>
            <table:table-cell table:formula="of:=CEILING([.F36]*0.66;1)" office:value-type="float" office:value="2">
              <text:p>2</text:p>
            </table:table-cell>
            <table:table-cell table:number-columns-repeated="3"/>
            <table:table-cell office:value-type="float" office:value="2">
              <text:p>2</text:p>
            </table:table-cell>
            <table:table-cell table:number-columns-repeated="15"/>
            <table:table-cell table:formula="of:=IF([.Y36]&gt;0;[.B$134];1)*IF([.P36]&gt;0;[.P36];1)*IF([.Z36]=1;[.Z36]*[.B$136];1)*([.I36]*[.B$119]+[.J36]*[.B$120]+[.K36]*[.B$121]+[.L36]*[.B$122]+[.M36]*[.B$124]+[.N36]*[.B$124]+[.O36]*[.B$125]+[.Q36]*[.B$126]+[.R36]*[.B$127]+[.S36]*[.B$128]+[.T36]*[.B$129]+[.U36]*[.B$130]+[.V36]*[.B$131]+[.W36]*[.B$132]+[.X36]*[.B$133]+[.AA36]*[.B$137])" office:value-type="float" office:value="1.2">
              <text:p>1.2</text:p>
            </table:table-cell>
            <table:table-cell table:style-name="ce9" table:formula="of:=[.AB36]+[.H36]-[.F36]-[.G36]" office:value-type="float" office:value="0.2">
              <text:p>0.2</text:p>
            </table:table-cell>
            <table:table-cell table:formula="of:=[.AC36]+[.AC37]" office:value-type="float" office:value="0.74">
              <text:p>0.74</text:p>
            </table:table-cell>
            <table:table-cell table:number-columns-repeated="994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/>
            <table:table-cell office:value-type="string">
              <text:p>Gain 3 Credits</text:p>
            </table:table-cell>
            <table:table-cell/>
            <table:table-cell table:number-columns-repeated="4"/>
            <table:table-cell office:value-type="float" office:value="3">
              <text:p>3</text:p>
            </table:table-cell>
            <table:table-cell table:number-columns-repeated="15"/>
            <table:table-cell office:value-type="float" office:value="1">
              <text:p>1</text:p>
            </table:table-cell>
            <table:table-cell/>
            <table:table-cell table:formula="of:=IF([.Y37]&gt;0;[.B$134];1)*IF([.P37]&gt;0;[.P37];1)*IF([.Z37]=1;[.Z37]*[.B$136];1)*([.I37]*[.B$119]+[.J37]*[.B$120]+[.K37]*[.B$121]+[.L37]*[.B$122]+[.M37]*[.B$124]+[.N37]*[.B$124]+[.O37]*[.B$125]+[.Q37]*[.B$126]+[.R37]*[.B$127]+[.S37]*[.B$128]+[.T37]*[.B$129]+[.U37]*[.B$130]+[.V37]*[.B$131]+[.W37]*[.B$132]+[.X37]*[.B$133]+[.AA37]*[.B$137])" office:value-type="float" office:value="0.54">
              <text:p>0.54</text:p>
            </table:table-cell>
            <table:table-cell table:style-name="ce9" table:formula="of:=[.AB37]+[.H37]-[.F37]-[.G37]" office:value-type="float" office:value="0.54">
              <text:p>0.54</text:p>
            </table:table-cell>
            <table:table-cell table:number-columns-repeated="995"/>
          </table:table-row>
        </table:table-row-group>
        <table:table-row table:style-name="ro1">
          <table:table-cell office:value-type="string">
            <text:p>Proton Reflector</text:p>
          </table:table-cell>
          <table:table-cell office:value-type="string">
            <text:p>S</text:p>
          </table:table-cell>
          <table:table-cell table:number-columns-repeated="2"/>
          <table:table-cell table:formula="of:=IF([.F38]&lt;5; 3; IF([.F38]&lt;7; 2; 1))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CEILING([.F38]*0.66;1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formula="of:=IF([.Y38]&gt;0;[.B$134];1)*IF([.P38]&gt;0;[.P38];1)*IF([.Z38]=1;[.Z38]*[.B$136];1)*([.I38]*[.B$119]+[.J38]*[.B$120]+[.K38]*[.B$121]+[.L38]*[.B$122]+[.M38]*[.B$124]+[.N38]*[.B$124]+[.O38]*[.B$125]+[.Q38]*[.B$126]+[.R38]*[.B$127]+[.S38]*[.B$128]+[.T38]*[.B$129]+[.U38]*[.B$130]+[.V38]*[.B$131]+[.W38]*[.B$132]+[.X38]*[.B$133]+[.AA38]*[.B$137])" office:value-type="float" office:value="1.97">
            <text:p>1.97</text:p>
          </table:table-cell>
          <table:table-cell table:style-name="ce9" table:formula="of:=[.AB38]+[.H38]-[.F38]-[.G38]" office:value-type="float" office:value="0.970000000000001">
            <text:p>0.97</text:p>
          </table:table-cell>
          <table:table-cell table:formula="of:=[.AC38]" office:value-type="float" office:value="0.970000000000001">
            <text:p>0.97</text:p>
          </table:table-cell>
          <table:table-cell table:number-columns-repeated="994"/>
        </table:table-row>
        <table:table-row table:style-name="ro1">
          <table:table-cell office:value-type="string">
            <text:p>Hyades Destroyer</text:p>
          </table:table-cell>
          <table:table-cell office:value-type="string">
            <text:p>S</text:p>
          </table:table-cell>
          <table:table-cell table:number-columns-repeated="2"/>
          <table:table-cell table:formula="of:=IF([.F39]&lt;5; 3; IF([.F39]&lt;7; 2; 1))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CEILING([.F39]*0.66;1)" office:value-type="float" office:value="4">
            <text:p>4</text:p>
          </table:table-cell>
          <table:table-cell table:number-columns-repeated="19"/>
          <table:table-cell table:formula="of:=IF([.Y39]&gt;0;[.B$134];1)*IF([.P39]&gt;0;[.P39];1)*IF([.Z39]=1;[.Z39]*[.B$136];1)*([.I39]*[.B$119]+[.J39]*[.B$120]+[.K39]*[.B$121]+[.L39]*[.B$122]+[.M39]*[.B$124]+[.N39]*[.B$124]+[.O39]*[.B$125]+[.Q39]*[.B$126]+[.R39]*[.B$127]+[.S39]*[.B$128]+[.T39]*[.B$129]+[.U39]*[.B$130]+[.V39]*[.B$131]+[.W39]*[.B$132]+[.X39]*[.B$133]+[.AA39]*[.B$137])" office:value-type="float" office:value="0">
            <text:p>0</text:p>
          </table:table-cell>
          <table:table-cell table:style-name="ce9" table:formula="of:=[.AB39]+[.H39]-[.F39]-[.G39]" office:value-type="float" office:value="-1">
            <text:p>-1</text:p>
          </table:table-cell>
          <table:table-cell table:formula="of:=[.AC39]" office:value-type="float" office:value="-1">
            <text:p>-1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Ida Shield</text:p>
          </table:table-cell>
          <table:table-cell office:value-type="string">
            <text:p>S</text:p>
          </table:table-cell>
          <table:table-cell table:number-columns-repeated="2"/>
          <table:table-cell table:formula="of:=IF([.F40]&lt;5; 3; IF([.F40]&lt;7; 2; 1))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CEILING([.F40]*0.66;1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2"/>
          <table:table-cell table:formula="of:=IF([.Y40]&gt;0;[.B$134];1)*IF([.P40]&gt;0;[.P40];1)*IF([.Z40]=1;[.Z40]*[.B$136];1)*([.I40]*[.B$119]+[.J40]*[.B$120]+[.K40]*[.B$121]+[.L40]*[.B$122]+[.M40]*[.B$124]+[.N40]*[.B$124]+[.O40]*[.B$125]+[.Q40]*[.B$126]+[.R40]*[.B$127]+[.S40]*[.B$128]+[.T40]*[.B$129]+[.U40]*[.B$130]+[.V40]*[.B$131]+[.W40]*[.B$132]+[.X40]*[.B$133]+[.AA40]*[.B$137])" office:value-type="float" office:value="2.54">
            <text:p>2.54</text:p>
          </table:table-cell>
          <table:table-cell table:style-name="ce9" table:formula="of:=[.AB40]+[.H40]-[.F40]-[.G40]" office:value-type="float" office:value="0.54">
            <text:p>0.54</text:p>
          </table:table-cell>
          <table:table-cell table:formula="of:=[.AC40]" office:value-type="float" office:value="0.54">
            <text:p>0.54</text:p>
          </table:table-cell>
          <table:table-cell table:number-columns-repeated="994"/>
        </table:table-row>
        <table:table-row-group>
          <table:table-row table:style-name="ro1">
            <table:table-cell office:value-type="string">
              <text:p>Star Gatherer</text:p>
            </table:table-cell>
            <table:table-cell office:value-type="string">
              <text:p>S</text:p>
            </table:table-cell>
            <table:table-cell/>
            <table:table-cell office:value-type="string">
              <text:p>Pay 2 Energy to gain 5 Credits</text:p>
            </table:table-cell>
            <table:table-cell table:formula="of:=IF([.F41]&lt;5; 3; IF([.F41]&lt;7; 2; 1))" office:value-type="float" office:value="2">
              <text:p>2</text:p>
            </table:table-cell>
            <table:table-cell office:value-type="float" office:value="6">
              <text:p>6</text:p>
            </table:table-cell>
            <table:table-cell/>
            <table:table-cell table:formula="of:=CEILING([.F41]*0.66;1)" office:value-type="float" office:value="4">
              <text:p>4</text:p>
            </table:table-cell>
            <table:table-cell office:value-type="float" office:value="2">
              <text:p>2</text:p>
            </table:table-cell>
            <table:table-cell office:value-type="float" office:value="5">
              <text:p>5</text:p>
            </table:table-cell>
            <table:table-cell table:number-columns-repeated="17"/>
            <table:table-cell table:formula="of:=IF([.Y41]&gt;0;[.B$134];1)*IF([.P41]&gt;0;[.P41];1)*IF([.Z41]=1;[.Z41]*[.B$136];1)*([.I41]*[.B$119]+[.J41]*[.B$120]+[.K41]*[.B$121]+[.L41]*[.B$122]+[.M41]*[.B$124]+[.N41]*[.B$124]+[.O41]*[.B$125]+[.Q41]*[.B$126]+[.R41]*[.B$127]+[.S41]*[.B$128]+[.T41]*[.B$129]+[.U41]*[.B$130]+[.V41]*[.B$131]+[.W41]*[.B$132]+[.X41]*[.B$133]+[.AA41]*[.B$137])" office:value-type="float" office:value="2.34">
              <text:p>2.34</text:p>
            </table:table-cell>
            <table:table-cell table:style-name="ce9" table:formula="of:=[.AB41]+[.H41]-[.F41]-[.G41]" office:value-type="float" office:value="0.34">
              <text:p>0.34</text:p>
            </table:table-cell>
            <table:table-cell table:formula="of:=[.AC41]+[.AC42]" office:value-type="float" office:value="0.781">
              <text:p>0.781</text:p>
            </table:table-cell>
            <table:table-cell table:number-columns-repeated="994"/>
          </table:table-row>
          <table:table-row table:style-name="ro1">
            <table:table-cell table:style-name="ce1" office:value-type="string">
              <text:p>Ally</text:p>
            </table:table-cell>
            <table:table-cell table:style-name="ce6" office:value-type="string">
              <text:p>S</text:p>
            </table:table-cell>
            <table:table-cell table:style-name="ce6"/>
            <table:table-cell table:style-name="ce6" office:value-type="string">
              <text:p>Pay 1 Energy to gain 3 Credits</text:p>
            </table:table-cell>
            <table:table-cell/>
            <table:table-cell table:number-columns-repeated="3" table:style-name="ce6"/>
            <table:table-cell table:style-name="ce6" office:value-type="float" office:value="1">
              <text:p>1</text:p>
            </table:table-cell>
            <table:table-cell table:style-name="ce6" office:value-type="float" office:value="3">
              <text:p>3</text:p>
            </table:table-cell>
            <table:table-cell table:number-columns-repeated="15" table:style-name="ce6"/>
            <table:table-cell table:style-name="ce6" office:value-type="float" office:value="1">
              <text:p>1</text:p>
            </table:table-cell>
            <table:table-cell table:style-name="ce6"/>
            <table:table-cell table:formula="of:=IF([.Y42]&gt;0;[.B$134];1)*IF([.P42]&gt;0;[.P42];1)*IF([.Z42]=1;[.Z42]*[.B$136];1)*([.I42]*[.B$119]+[.J42]*[.B$120]+[.K42]*[.B$121]+[.L42]*[.B$122]+[.M42]*[.B$124]+[.N42]*[.B$124]+[.O42]*[.B$125]+[.Q42]*[.B$126]+[.R42]*[.B$127]+[.S42]*[.B$128]+[.T42]*[.B$129]+[.U42]*[.B$130]+[.V42]*[.B$131]+[.W42]*[.B$132]+[.X42]*[.B$133]+[.AA42]*[.B$137])" office:value-type="float" office:value="0.441">
              <text:p>0.441</text:p>
            </table:table-cell>
            <table:table-cell table:style-name="ce9" table:formula="of:=[.AB42]+[.H42]-[.F42]-[.G42]" office:value-type="float" office:value="0.441">
              <text:p>0.441</text:p>
            </table:table-cell>
            <table:table-cell table:style-name="ce11"/>
            <table:table-cell table:style-name="ce6" table:number-columns-repeated="994"/>
          </table:table-row>
        </table:table-row-group>
        <table:table-row table:style-name="ro1">
          <table:table-cell office:value-type="string">
            <text:p>Planetmender</text:p>
          </table:table-cell>
          <table:table-cell office:value-type="string">
            <text:p>S</text:p>
          </table:table-cell>
          <table:table-cell/>
          <table:table-cell office:value-type="string">
            <text:p>Pay 3 Energy</text:p>
          </table:table-cell>
          <table:table-cell table:formula="of:=IF([.F43]&lt;5; 3; IF([.F43]&lt;7; 2; 1))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CEILING([.F43]*0.66;1)" office:value-type="float" office:value="5">
            <text:p>5</text:p>
          </table:table-cell>
          <table:table-cell table:number-columns-repeated="19"/>
          <table:table-cell table:formula="of:=IF([.Y43]&gt;0;[.B$134];1)*IF([.P43]&gt;0;[.P43];1)*IF([.Z43]=1;[.Z43]*[.B$136];1)*([.I43]*[.B$119]+[.J43]*[.B$120]+[.K43]*[.B$121]+[.L43]*[.B$122]+[.M43]*[.B$124]+[.N43]*[.B$124]+[.O43]*[.B$125]+[.Q43]*[.B$126]+[.R43]*[.B$127]+[.S43]*[.B$128]+[.T43]*[.B$129]+[.U43]*[.B$130]+[.V43]*[.B$131]+[.W43]*[.B$132]+[.X43]*[.B$133]+[.AA43]*[.B$137])" office:value-type="float" office:value="0">
            <text:p>0</text:p>
          </table:table-cell>
          <table:table-cell table:style-name="ce9" table:formula="of:=[.AB43]+[.H43]-[.F43]-[.G43]" office:value-type="float" office:value="-2">
            <text:p>-2</text:p>
          </table:table-cell>
          <table:table-cell table:formula="of:=[.AC43]" office:value-type="float" office:value="-2">
            <text:p>-2</text:p>
          </table:table-cell>
          <table:table-cell table:number-columns-repeated="994"/>
        </table:table-row>
        <table:table-row table:style-name="ro1">
          <table:table-cell office:value-type="string">
            <text:p>Black Hole Collector</text:p>
          </table:table-cell>
          <table:table-cell office:value-type="string">
            <text:p>S</text:p>
          </table:table-cell>
          <table:table-cell/>
          <table:table-cell office:value-type="string">
            <text:p>Pay X Energy. Gain 3 credits for each energy paid</text:p>
          </table:table-cell>
          <table:table-cell table:formula="of:=IF([.F44]&lt;5; 3; IF([.F44]&lt;7; 2; 1))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CEILING([.F44]*0.66;1)" office:value-type="float" office:value="6">
            <text:p>6</text:p>
          </table:table-cell>
          <table:table-cell table:number-columns-repeated="19"/>
          <table:table-cell table:formula="of:=IF([.Y44]&gt;0;[.B$134];1)*IF([.P44]&gt;0;[.P44];1)*IF([.Z44]=1;[.Z44]*[.B$136];1)*([.I44]*[.B$119]+[.J44]*[.B$120]+[.K44]*[.B$121]+[.L44]*[.B$122]+[.M44]*[.B$124]+[.N44]*[.B$124]+[.O44]*[.B$125]+[.Q44]*[.B$126]+[.R44]*[.B$127]+[.S44]*[.B$128]+[.T44]*[.B$129]+[.U44]*[.B$130]+[.V44]*[.B$131]+[.W44]*[.B$132]+[.X44]*[.B$133]+[.AA44]*[.B$137])" office:value-type="float" office:value="0">
            <text:p>0</text:p>
          </table:table-cell>
          <table:table-cell table:style-name="ce9" table:formula="of:=[.AB44]+[.H44]-[.F44]-[.G44]" office:value-type="float" office:value="-2">
            <text:p>-2</text:p>
          </table:table-cell>
          <table:table-cell table:formula="of:=[.AC44]" office:value-type="float" office:value="-2">
            <text:p>-2</text:p>
          </table:table-cell>
          <table:table-cell table:number-columns-repeated="994"/>
        </table:table-row>
        <table:table-row-group>
          <table:table-row table:style-name="ro1">
            <table:table-cell office:value-type="string">
              <text:p>Vega High Command</text:p>
            </table:table-cell>
            <table:table-cell office:value-type="string">
              <text:p>S</text:p>
            </table:table-cell>
            <table:table-cell/>
            <table:table-cell office:value-type="string">
              <text:p>You may pay 5 less Credits and 5 less Strength for each planet colonized this turn</text:p>
            </table:table-cell>
            <table:table-cell table:formula="of:=IF([.F45]&lt;5; 3; IF([.F45]&lt;7; 2; 1))" office:value-type="float" office:value="1">
              <text:p>1</text:p>
            </table:table-cell>
            <table:table-cell office:value-type="float" office:value="9">
              <text:p>9</text:p>
            </table:table-cell>
            <table:table-cell/>
            <table:table-cell table:formula="of:=CEILING([.F45]*0.66;1)" office:value-type="float" office:value="6">
              <text:p>6</text:p>
            </table:table-cell>
            <table:table-cell/>
            <table:table-cell table:number-columns-repeated="2" office:value-type="float" office:value="5">
              <text:p>5</text:p>
            </table:table-cell>
            <table:table-cell table:number-columns-repeated="16"/>
            <table:table-cell table:formula="of:=IF([.Y45]&gt;0;[.B$134];1)*IF([.P45]&gt;0;[.P45];1)*IF([.Z45]=1;[.Z45]*[.B$136];1)*([.I45]*[.B$119]+[.J45]*[.B$120]+[.K45]*[.B$121]+[.L45]*[.B$122]+[.M45]*[.B$124]+[.N45]*[.B$124]+[.O45]*[.B$125]+[.Q45]*[.B$126]+[.R45]*[.B$127]+[.S45]*[.B$128]+[.T45]*[.B$129]+[.U45]*[.B$130]+[.V45]*[.B$131]+[.W45]*[.B$132]+[.X45]*[.B$133]+[.AA45]*[.B$137])" office:value-type="float" office:value="6.5">
              <text:p>6.5</text:p>
            </table:table-cell>
            <table:table-cell table:style-name="ce9" table:formula="of:=[.AB45]+[.H45]-[.F45]-[.G45]" office:value-type="float" office:value="3.5">
              <text:p>3.5</text:p>
            </table:table-cell>
            <table:table-cell table:formula="of:=[.AC45]+[.AC46]" office:value-type="float" office:value="4.04">
              <text:p>4.04</text:p>
            </table:table-cell>
            <table:table-cell table:number-columns-repeated="994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/>
            <table:table-cell office:value-type="string">
              <text:p>Gain 3 Energy</text:p>
            </table:table-cell>
            <table:table-cell/>
            <table:table-cell table:number-columns-repeated="6"/>
            <table:table-cell office:value-type="float" office:value="3">
              <text:p>3</text:p>
            </table:table-cell>
            <table:table-cell table:number-columns-repeated="13"/>
            <table:table-cell office:value-type="float" office:value="1">
              <text:p>1</text:p>
            </table:table-cell>
            <table:table-cell/>
            <table:table-cell table:formula="of:=IF([.Y46]&gt;0;[.B$134];1)*IF([.P46]&gt;0;[.P46];1)*IF([.Z46]=1;[.Z46]*[.B$136];1)*([.I46]*[.B$119]+[.J46]*[.B$120]+[.K46]*[.B$121]+[.L46]*[.B$122]+[.M46]*[.B$124]+[.N46]*[.B$124]+[.O46]*[.B$125]+[.Q46]*[.B$126]+[.R46]*[.B$127]+[.S46]*[.B$128]+[.T46]*[.B$129]+[.U46]*[.B$130]+[.V46]*[.B$131]+[.W46]*[.B$132]+[.X46]*[.B$133]+[.AA46]*[.B$137])" office:value-type="float" office:value="0.54">
              <text:p>0.54</text:p>
            </table:table-cell>
            <table:table-cell table:style-name="ce9" table:formula="of:=[.AB46]+[.H46]-[.F46]-[.G46]" office:value-type="float" office:value="0.54">
              <text:p>0.54</text:p>
            </table:table-cell>
            <table:table-cell table:number-columns-repeated="995"/>
          </table:table-row>
        </table:table-row-group>
        <table:table-row table:style-name="ro1">
          <table:table-cell table:style-name="ce2" office:value-type="string">
            <text:p>Total</text:p>
          </table:table-cell>
          <table:table-cell table:style-name="ce5" table:number-columns-repeated="3"/>
          <table:table-cell table:style-name="ce5" table:formula="of:=SUM([.E34:.E46])" office:value-type="float" office:value="21">
            <text:p>21</text:p>
          </table:table-cell>
          <table:table-cell table:number-columns-repeated="3" table:style-name="ce5"/>
          <table:table-cell table:style-name="ce5" table:formula="of:=SUM([.I34:.I45])" office:value-type="float" office:value="7">
            <text:p>7</text:p>
          </table:table-cell>
          <table:table-cell table:style-name="ce5" table:formula="of:=SUM([.J34:.J45])" office:value-type="float" office:value="20">
            <text:p>20</text:p>
          </table:table-cell>
          <table:table-cell table:style-name="ce5" table:formula="of:=SUM([.K34:.K45])" office:value-type="float" office:value="6">
            <text:p>6</text:p>
          </table:table-cell>
          <table:table-cell table:style-name="ce5" table:formula="of:=SUM([.L34:.L45])" office:value-type="float" office:value="2">
            <text:p>2</text:p>
          </table:table-cell>
          <table:table-cell table:style-name="ce5"/>
          <table:table-cell table:style-name="ce5" table:formula="of:=SUM([.N34:.N45])" office:value-type="float" office:value="0">
            <text:p>0</text:p>
          </table:table-cell>
          <table:table-cell table:style-name="ce5" table:formula="of:=SUM([.O34:.O45])" office:value-type="float" office:value="9">
            <text:p>9</text:p>
          </table:table-cell>
          <table:table-cell table:style-name="ce5" table:formula="of:=SUM([.P34:.P45])" office:value-type="float" office:value="0">
            <text:p>0</text:p>
          </table:table-cell>
          <table:table-cell table:style-name="ce5" table:formula="of:=SUM([.Q34:.Q45])" office:value-type="float" office:value="0">
            <text:p>0</text:p>
          </table:table-cell>
          <table:table-cell table:style-name="ce5" table:formula="of:=SUM([.R34:.R45])" office:value-type="float" office:value="0">
            <text:p>0</text:p>
          </table:table-cell>
          <table:table-cell table:style-name="ce5" table:formula="of:=SUM([.S34:.S45])" office:value-type="float" office:value="0">
            <text:p>0</text:p>
          </table:table-cell>
          <table:table-cell table:style-name="ce5" table:formula="of:=SUM([.T34:.T45])" office:value-type="float" office:value="2">
            <text:p>2</text:p>
          </table:table-cell>
          <table:table-cell table:style-name="ce5" table:formula="of:=SUM([.U34:.U45])" office:value-type="float" office:value="0">
            <text:p>0</text:p>
          </table:table-cell>
          <table:table-cell table:style-name="ce5" table:formula="of:=SUM([.V34:.V45])" office:value-type="float" office:value="0">
            <text:p>0</text:p>
          </table:table-cell>
          <table:table-cell table:style-name="ce5" table:formula="of:=SUM([.W34:.W45])" office:value-type="float" office:value="0">
            <text:p>0</text:p>
          </table:table-cell>
          <table:table-cell table:style-name="ce5" table:formula="of:=SUM([.X34:.X45])" office:value-type="float" office:value="0">
            <text:p>0</text:p>
          </table:table-cell>
          <table:table-cell table:style-name="ce5" table:formula="of:=SUM([.Y34:.Y45])" office:value-type="float" office:value="0">
            <text:p>0</text:p>
          </table:table-cell>
          <table:table-cell table:style-name="ce5" table:formula="of:=SUM([.Z34:.Z45])" office:value-type="float" office:value="2">
            <text:p>2</text:p>
          </table:table-cell>
          <table:table-cell table:style-name="ce5" table:formula="of:=SUM([.AA34:.AA45])" office:value-type="float" office:value="0">
            <text:p>0</text:p>
          </table:table-cell>
          <table:table-cell table:formula="of:=IF([.Y47]&gt;0;[.B$134];1)*IF([.P47]&gt;0;[.P47];1)*IF([.Z47]=1;[.Z47]*[.B$136];1)*([.I47]*[.B$119]+[.J47]*[.B$120]+[.K47]*[.B$121]+[.L47]*[.B$122]+[.M47]*[.B$124]+[.N47]*[.B$124]+[.O47]*[.B$125]+[.Q47]*[.B$126]+[.R47]*[.B$127]+[.S47]*[.B$128]+[.T47]*[.B$129]+[.U47]*[.B$130]+[.V47]*[.B$131]+[.W47]*[.B$132]+[.X47]*[.B$133]+[.AA47]*[.B$137])" office:value-type="float" office:value="20.29">
            <text:p>20.29</text:p>
          </table:table-cell>
          <table:table-cell table:style-name="ce9" table:formula="of:=[.AB47]+[.H47]-[.F47]-[.G47]" office:value-type="float" office:value="20.29">
            <text:p>20.29</text:p>
          </table:table-cell>
          <table:table-cell table:formula="of:=[.AC47]" office:value-type="float" office:value="20.29">
            <text:p>20.29</text:p>
          </table:table-cell>
          <table:table-cell table:number-columns-repeated="994"/>
        </table:table-row>
        <table:table-row table:style-name="ro1">
          <table:table-cell office:value-type="string">
            <text:p>Rogue Alliance</text:p>
          </table:table-cell>
          <table:table-cell table:number-columns-repeated="4"/>
          <table:table-cell table:number-columns-repeated="22"/>
          <table:table-cell table:formula="of:=IF([.Y48]&gt;0;[.B$134];1)*IF([.P48]&gt;0;[.P48];1)*IF([.Z48]=1;[.Z48]*[.B$136];1)*([.I48]*[.B$119]+[.J48]*[.B$120]+[.K48]*[.B$121]+[.L48]*[.B$122]+[.M48]*[.B$124]+[.N48]*[.B$124]+[.O48]*[.B$125]+[.Q48]*[.B$126]+[.R48]*[.B$127]+[.S48]*[.B$128]+[.T48]*[.B$129]+[.U48]*[.B$130]+[.V48]*[.B$131]+[.W48]*[.B$132]+[.X48]*[.B$133]+[.AA48]*[.B$137])" office:value-type="float" office:value="0">
            <text:p>0</text:p>
          </table:table-cell>
          <table:table-cell table:style-name="ce9" table:formula="of:=[.AB48]+[.H48]-[.F48]-[.G48]" office:value-type="float" office:value="0">
            <text:p>0</text:p>
          </table:table-cell>
          <table:table-cell table:formula="of:=[.AC48]"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“Micky” Micro Cruiser</text:p>
          </table:table-cell>
          <table:table-cell office:value-type="string">
            <text:p>RA</text:p>
          </table:table-cell>
          <table:table-cell/>
          <table:table-cell office:value-type="string">
            <text:p>Pay 1 Energy. Gain 2 Credits OR 2 Strength</text:p>
          </table:table-cell>
          <table:table-cell table:formula="of:=IF([.F49]&lt;5; 3; IF([.F49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FLOOR([.F49]/3+1;1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formula="of:=IF([.Y49]&gt;0;[.B$134];1)*IF([.P49]&gt;0;[.P49];1)*IF([.Z49]=1;[.Z49]*[.B$136];1)*([.I49]*[.B$119]+[.J49]*[.B$120]+[.K49]*[.B$121]+[.L49]*[.B$122]+[.M49]*[.B$124]+[.N49]*[.B$124]+[.O49]*[.B$125]+[.Q49]*[.B$126]+[.R49]*[.B$127]+[.S49]*[.B$128]+[.T49]*[.B$129]+[.U49]*[.B$130]+[.V49]*[.B$131]+[.W49]*[.B$132]+[.X49]*[.B$133]+[.AA49]*[.B$137])" office:value-type="float" office:value="1.362">
            <text:p>1.362</text:p>
          </table:table-cell>
          <table:table-cell table:style-name="ce9" table:formula="of:=[.AB49]+[.H49]-[.F49]-[.G49]" office:value-type="float" office:value="1.362">
            <text:p>1.362</text:p>
          </table:table-cell>
          <table:table-cell table:formula="of:=[.AC49]" office:value-type="float" office:value="1.362">
            <text:p>1.362</text:p>
          </table:table-cell>
          <table:table-cell office:value-type="string">
            <text:p>The copyright force is strong with this one</text:p>
          </table:table-cell>
          <table:table-cell table:number-columns-repeated="993"/>
        </table:table-row>
        <table:table-row table:style-name="ro1">
          <table:table-cell office:value-type="string">
            <text:p>Nebulon Hopper</text:p>
          </table:table-cell>
          <table:table-cell office:value-type="string">
            <text:p>RA</text:p>
          </table:table-cell>
          <table:table-cell/>
          <table:table-cell office:value-type="string">
            <text:p>Gain 2 Energy. Retain</text:p>
          </table:table-cell>
          <table:table-cell table:formula="of:=IF([.F50]&lt;5; 3; IF([.F50]&lt;7; 2; 1))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FLOOR([.F50]/3+1;1)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IF([.Y50]&gt;0;[.B$134];1)*IF([.P50]&gt;0;[.P50];1)*IF([.Z50]=1;[.Z50]*[.B$136];1)*([.I50]*[.B$119]+[.J50]*[.B$120]+[.K50]*[.B$121]+[.L50]*[.B$122]+[.M50]*[.B$124]+[.N50]*[.B$124]+[.O50]*[.B$125]+[.Q50]*[.B$126]+[.R50]*[.B$127]+[.S50]*[.B$128]+[.T50]*[.B$129]+[.U50]*[.B$130]+[.V50]*[.B$131]+[.W50]*[.B$132]+[.X50]*[.B$133]+[.AA50]*[.B$137])" office:value-type="float" office:value="2.3">
            <text:p>2.3</text:p>
          </table:table-cell>
          <table:table-cell table:style-name="ce9" table:formula="of:=[.AB50]+[.H50]-[.F50]-[.G50]" office:value-type="float" office:value="1.3">
            <text:p>1.3</text:p>
          </table:table-cell>
          <table:table-cell table:formula="of:=[.AC50]" office:value-type="float" office:value="1.3">
            <text:p>1.3</text:p>
          </table:table-cell>
          <table:table-cell table:number-columns-repeated="994"/>
        </table:table-row>
        <table:table-row-group>
          <table:table-row table:style-name="ro1">
            <table:table-cell office:value-type="string">
              <text:p>Metallic Hydrogen Supplier</text:p>
            </table:table-cell>
            <table:table-cell office:value-type="string">
              <text:p>RA</text:p>
            </table:table-cell>
            <table:table-cell/>
            <table:table-cell office:value-type="string">
              <text:p>Gain 1 Credit. You may scrap a card in your hand or discard pile</text:p>
            </table:table-cell>
            <table:table-cell table:formula="of:=IF([.F51]&lt;5; 3; IF([.F51]&lt;7; 2; 1))" office:value-type="float" office:value="3">
              <text:p>3</text:p>
            </table:table-cell>
            <table:table-cell office:value-type="float" office:value="3">
              <text:p>3</text:p>
            </table:table-cell>
            <table:table-cell/>
            <table:table-cell table:formula="of:=FLOOR([.F51]/3+1;1)" office:value-type="float" office:value="2">
              <text:p>2</text:p>
            </table:table-cell>
            <table:table-cell/>
            <table:table-cell office:value-type="float" office:value="1">
              <text:p>1</text:p>
            </table:table-cell>
            <table:table-cell table:number-columns-repeated="8"/>
            <table:table-cell office:value-type="float" office:value="1">
              <text:p>1</text:p>
            </table:table-cell>
            <table:table-cell table:number-columns-repeated="8"/>
            <table:table-cell table:formula="of:=IF([.Y51]&gt;0;[.B$134];1)*IF([.P51]&gt;0;[.P51];1)*IF([.Z51]=1;[.Z51]*[.B$136];1)*([.I51]*[.B$119]+[.J51]*[.B$120]+[.K51]*[.B$121]+[.L51]*[.B$122]+[.M51]*[.B$124]+[.N51]*[.B$124]+[.O51]*[.B$125]+[.Q51]*[.B$126]+[.R51]*[.B$127]+[.S51]*[.B$128]+[.T51]*[.B$129]+[.U51]*[.B$130]+[.V51]*[.B$131]+[.W51]*[.B$132]+[.X51]*[.B$133]+[.AA51]*[.B$137])" office:value-type="float" office:value="1.7">
              <text:p>1.7</text:p>
            </table:table-cell>
            <table:table-cell table:style-name="ce9" table:formula="of:=[.AB51]+[.H51]-[.F51]-[.G51]" office:value-type="float" office:value="0.7">
              <text:p>0.7</text:p>
            </table:table-cell>
            <table:table-cell table:formula="of:=[.AC51]+[.AC52]" office:value-type="float" office:value="0.931">
              <text:p>0.931</text:p>
            </table:table-cell>
            <table:table-cell table:number-columns-repeated="994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RA</text:p>
            </table:table-cell>
            <table:table-cell/>
            <table:table-cell office:value-type="string">
              <text:p>Pay 1 Energy to scrap a card in your hand or discard pile</text:p>
            </table:table-cell>
            <table:table-cell/>
            <table:table-cell table:number-columns-repeated="3"/>
            <table:table-cell office:value-type="float" office:value="1">
              <text:p>1</text:p>
            </table:table-cell>
            <table:table-cell table:number-columns-repeated="9"/>
            <table:table-cell office:value-type="float" office:value="1">
              <text:p>1</text:p>
            </table:table-cell>
            <table:table-cell table:number-columns-repeated="6"/>
            <table:table-cell office:value-type="float" office:value="1">
              <text:p>1</text:p>
            </table:table-cell>
            <table:table-cell/>
            <table:table-cell table:formula="of:=IF([.Y52]&gt;0;[.B$134];1)*IF([.P52]&gt;0;[.P52];1)*IF([.Z52]=1;[.Z52]*[.B$136];1)*([.I52]*[.B$119]+[.J52]*[.B$120]+[.K52]*[.B$121]+[.L52]*[.B$122]+[.M52]*[.B$124]+[.N52]*[.B$124]+[.O52]*[.B$125]+[.Q52]*[.B$126]+[.R52]*[.B$127]+[.S52]*[.B$128]+[.T52]*[.B$129]+[.U52]*[.B$130]+[.V52]*[.B$131]+[.W52]*[.B$132]+[.X52]*[.B$133]+[.AA52]*[.B$137])" office:value-type="float" office:value="0.231">
              <text:p>0.231</text:p>
            </table:table-cell>
            <table:table-cell table:style-name="ce9" table:formula="of:=[.AB52]+[.H52]-[.F52]-[.G52]" office:value-type="float" office:value="0.231">
              <text:p>0.231</text:p>
            </table:table-cell>
            <table:table-cell table:number-columns-repeated="995"/>
          </table:table-row>
        </table:table-row-group>
        <table:table-row table:style-name="ro1">
          <table:table-cell/>
          <table:table-cell office:value-type="string">
            <text:p>RA</text:p>
          </table:table-cell>
          <table:table-cell/>
          <table:table-cell office:value-type="string">
            <text:p>Pay 2 Energy to gain 4 Credits or Strength</text:p>
          </table:table-cell>
          <table:table-cell table:formula="of:=IF([.F53]&lt;5; 3; IF([.F53]&lt;7; 2; 1))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FLOOR([.F53]/3+1;1)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formula="of:=IF([.Y53]&gt;0;[.B$134];1)*IF([.P53]&gt;0;[.P53];1)*IF([.Z53]=1;[.Z53]*[.B$136];1)*([.I53]*[.B$119]+[.J53]*[.B$120]+[.K53]*[.B$121]+[.L53]*[.B$122]+[.M53]*[.B$124]+[.N53]*[.B$124]+[.O53]*[.B$125]+[.Q53]*[.B$126]+[.R53]*[.B$127]+[.S53]*[.B$128]+[.T53]*[.B$129]+[.U53]*[.B$130]+[.V53]*[.B$131]+[.W53]*[.B$132]+[.X53]*[.B$133]+[.AA53]*[.B$137])" office:value-type="float" office:value="1.164">
            <text:p>1.164</text:p>
          </table:table-cell>
          <table:table-cell table:style-name="ce9" table:formula="of:=[.AB53]+[.H53]-[.F53]-[.G53]" office:value-type="float" office:value="-0.835999999999999">
            <text:p>-0.836</text:p>
          </table:table-cell>
          <table:table-cell table:formula="of:=[.AC53]" office:value-type="float" office:value="-0.835999999999999">
            <text:p>-0.836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RA</text:p>
          </table:table-cell>
          <table:table-cell table:number-columns-repeated="2"/>
          <table:table-cell table:formula="of:=IF([.F54]&lt;5; 3; IF([.F54]&lt;7; 2; 1))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FLOOR([.F54]/3+1;1)" office:value-type="float" office:value="2">
            <text:p>2</text:p>
          </table:table-cell>
          <table:table-cell table:number-columns-repeated="19"/>
          <table:table-cell table:formula="of:=IF([.Y54]&gt;0;[.B$134];1)*IF([.P54]&gt;0;[.P54];1)*IF([.Z54]=1;[.Z54]*[.B$136];1)*([.I54]*[.B$119]+[.J54]*[.B$120]+[.K54]*[.B$121]+[.L54]*[.B$122]+[.M54]*[.B$124]+[.N54]*[.B$124]+[.O54]*[.B$125]+[.Q54]*[.B$126]+[.R54]*[.B$127]+[.S54]*[.B$128]+[.T54]*[.B$129]+[.U54]*[.B$130]+[.V54]*[.B$131]+[.W54]*[.B$132]+[.X54]*[.B$133]+[.AA54]*[.B$137])" office:value-type="float" office:value="0">
            <text:p>0</text:p>
          </table:table-cell>
          <table:table-cell table:style-name="ce9" table:formula="of:=[.AB54]+[.H54]-[.F54]-[.G54]" office:value-type="float" office:value="-3">
            <text:p>-3</text:p>
          </table:table-cell>
          <table:table-cell table:formula="of:=[.AC54]" office:value-type="float" office:value="-3">
            <text:p>-3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RA</text:p>
          </table:table-cell>
          <table:table-cell table:number-columns-repeated="2"/>
          <table:table-cell table:formula="of:=IF([.F55]&lt;5; 3; IF([.F55]&lt;7; 2; 1))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FLOOR([.F55]/3+1;1)" office:value-type="float" office:value="3">
            <text:p>3</text:p>
          </table:table-cell>
          <table:table-cell table:number-columns-repeated="19"/>
          <table:table-cell table:formula="of:=IF([.Y55]&gt;0;[.B$134];1)*IF([.P55]&gt;0;[.P55];1)*IF([.Z55]=1;[.Z55]*[.B$136];1)*([.I55]*[.B$119]+[.J55]*[.B$120]+[.K55]*[.B$121]+[.L55]*[.B$122]+[.M55]*[.B$124]+[.N55]*[.B$124]+[.O55]*[.B$125]+[.Q55]*[.B$126]+[.R55]*[.B$127]+[.S55]*[.B$128]+[.T55]*[.B$129]+[.U55]*[.B$130]+[.V55]*[.B$131]+[.W55]*[.B$132]+[.X55]*[.B$133]+[.AA55]*[.B$137])" office:value-type="float" office:value="0">
            <text:p>0</text:p>
          </table:table-cell>
          <table:table-cell table:style-name="ce9" table:formula="of:=[.AB55]+[.H55]-[.F55]-[.G55]" office:value-type="float" office:value="-3">
            <text:p>-3</text:p>
          </table:table-cell>
          <table:table-cell table:formula="of:=[.AC55]" office:value-type="float" office:value="-3">
            <text:p>-3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RA</text:p>
          </table:table-cell>
          <table:table-cell table:number-columns-repeated="2"/>
          <table:table-cell table:formula="of:=IF([.F56]&lt;5; 3; IF([.F56]&lt;7; 2; 1))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FLOOR([.F56]/3+1;1)" office:value-type="float" office:value="3">
            <text:p>3</text:p>
          </table:table-cell>
          <table:table-cell table:number-columns-repeated="19"/>
          <table:table-cell table:formula="of:=IF([.Y56]&gt;0;[.B$134];1)*IF([.P56]&gt;0;[.P56];1)*IF([.Z56]=1;[.Z56]*[.B$136];1)*([.I56]*[.B$119]+[.J56]*[.B$120]+[.K56]*[.B$121]+[.L56]*[.B$122]+[.M56]*[.B$124]+[.N56]*[.B$124]+[.O56]*[.B$125]+[.Q56]*[.B$126]+[.R56]*[.B$127]+[.S56]*[.B$128]+[.T56]*[.B$129]+[.U56]*[.B$130]+[.V56]*[.B$131]+[.W56]*[.B$132]+[.X56]*[.B$133]+[.AA56]*[.B$137])" office:value-type="float" office:value="0">
            <text:p>0</text:p>
          </table:table-cell>
          <table:table-cell table:style-name="ce9" table:formula="of:=[.AB56]+[.H56]-[.F56]-[.G56]" office:value-type="float" office:value="-4">
            <text:p>-4</text:p>
          </table:table-cell>
          <table:table-cell table:formula="of:=[.AC56]" office:value-type="float" office:value="-4">
            <text:p>-4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RA</text:p>
          </table:table-cell>
          <table:table-cell table:number-columns-repeated="2"/>
          <table:table-cell table:formula="of:=IF([.F57]&lt;5; 3; IF([.F57]&lt;7; 2; 1))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FLOOR([.F57]/3+1;1)" office:value-type="float" office:value="3">
            <text:p>3</text:p>
          </table:table-cell>
          <table:table-cell table:number-columns-repeated="19"/>
          <table:table-cell table:formula="of:=IF([.Y57]&gt;0;[.B$134];1)*IF([.P57]&gt;0;[.P57];1)*IF([.Z57]=1;[.Z57]*[.B$136];1)*([.I57]*[.B$119]+[.J57]*[.B$120]+[.K57]*[.B$121]+[.L57]*[.B$122]+[.M57]*[.B$124]+[.N57]*[.B$124]+[.O57]*[.B$125]+[.Q57]*[.B$126]+[.R57]*[.B$127]+[.S57]*[.B$128]+[.T57]*[.B$129]+[.U57]*[.B$130]+[.V57]*[.B$131]+[.W57]*[.B$132]+[.X57]*[.B$133]+[.AA57]*[.B$137])" office:value-type="float" office:value="0">
            <text:p>0</text:p>
          </table:table-cell>
          <table:table-cell table:style-name="ce9" table:formula="of:=[.AB57]+[.H57]-[.F57]-[.G57]" office:value-type="float" office:value="-5">
            <text:p>-5</text:p>
          </table:table-cell>
          <table:table-cell table:formula="of:=[.AC57]" office:value-type="float" office:value="-5">
            <text:p>-5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RA</text:p>
          </table:table-cell>
          <table:table-cell/>
          <table:table-cell office:value-type="string">
            <text:p>Colonize any planet for free</text:p>
          </table:table-cell>
          <table:table-cell table:formula="of:=IF([.F58]&lt;5; 3; IF([.F58]&lt;7; 2; 1))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FLOOR([.F58]/3+1;1)" office:value-type="float" office:value="4">
            <text:p>4</text:p>
          </table:table-cell>
          <table:table-cell table:number-columns-repeated="18"/>
          <table:table-cell table:formula="of:=[.H84]*1.25" office:value-type="float" office:value="9.51086956521739">
            <text:p>9.5108695652</text:p>
          </table:table-cell>
          <table:table-cell table:formula="of:=IF([.Y58]&gt;0;[.B$134];1)*IF([.P58]&gt;0;[.P58];1)*IF([.Z58]=1;[.Z58]*[.B$136];1)*([.I58]*[.B$119]+[.J58]*[.B$120]+[.K58]*[.B$121]+[.L58]*[.B$122]+[.M58]*[.B$124]+[.N58]*[.B$124]+[.O58]*[.B$125]+[.Q58]*[.B$126]+[.R58]*[.B$127]+[.S58]*[.B$128]+[.T58]*[.B$129]+[.U58]*[.B$130]+[.V58]*[.B$131]+[.W58]*[.B$132]+[.X58]*[.B$133]+[.AA58]*[.B$137])" office:value-type="float" office:value="9.51086956521739">
            <text:p>9.5108695652</text:p>
          </table:table-cell>
          <table:table-cell table:style-name="ce9" table:formula="of:=[.AB58]+[.H58]-[.F58]-[.G58]" office:value-type="float" office:value="4.51086956521739">
            <text:p>4.5108695652</text:p>
          </table:table-cell>
          <table:table-cell table:formula="of:=[.AC58]" office:value-type="float" office:value="4.51086956521739">
            <text:p>4.5108695652</text:p>
          </table:table-cell>
          <table:table-cell table:number-columns-repeated="994"/>
        </table:table-row>
        <table:table-row table:style-name="ro1">
          <table:table-cell table:style-name="ce2" office:value-type="string">
            <text:p>Total</text:p>
          </table:table-cell>
          <table:table-cell table:style-name="ce5" table:number-columns-repeated="3"/>
          <table:table-cell table:style-name="ce5" table:formula="of:=SUM([.E49:.E58])" office:value-type="float" office:value="19">
            <text:p>19</text:p>
          </table:table-cell>
          <table:table-cell table:number-columns-repeated="3" table:style-name="ce5"/>
          <table:table-cell table:style-name="ce5" table:formula="of:=SUM([.I49:.I58])" office:value-type="float" office:value="4">
            <text:p>4</text:p>
          </table:table-cell>
          <table:table-cell table:style-name="ce5" table:formula="of:=SUM([.J49:.J58])" office:value-type="float" office:value="5">
            <text:p>5</text:p>
          </table:table-cell>
          <table:table-cell table:style-name="ce5" table:formula="of:=SUM([.K49:.K58])" office:value-type="float" office:value="4">
            <text:p>4</text:p>
          </table:table-cell>
          <table:table-cell table:style-name="ce5" table:formula="of:=SUM([.L49:.L58])" office:value-type="float" office:value="2">
            <text:p>2</text:p>
          </table:table-cell>
          <table:table-cell table:style-name="ce5"/>
          <table:table-cell table:style-name="ce5" table:formula="of:=SUM([.N49:.N58])" office:value-type="float" office:value="0">
            <text:p>0</text:p>
          </table:table-cell>
          <table:table-cell table:style-name="ce5" table:formula="of:=SUM([.O49:.O58])" office:value-type="float" office:value="0">
            <text:p>0</text:p>
          </table:table-cell>
          <table:table-cell table:style-name="ce5" table:formula="of:=SUM([.P49:.P58])" office:value-type="float" office:value="0">
            <text:p>0</text:p>
          </table:table-cell>
          <table:table-cell table:style-name="ce5" table:formula="of:=SUM([.Q49:.Q58])" office:value-type="float" office:value="1">
            <text:p>1</text:p>
          </table:table-cell>
          <table:table-cell table:style-name="ce5" table:formula="of:=SUM([.R49:.R58])" office:value-type="float" office:value="0">
            <text:p>0</text:p>
          </table:table-cell>
          <table:table-cell table:style-name="ce5" table:formula="of:=SUM([.S49:.S58])" office:value-type="float" office:value="2">
            <text:p>2</text:p>
          </table:table-cell>
          <table:table-cell table:style-name="ce5" table:formula="of:=SUM([.T49:.T58])" office:value-type="float" office:value="0">
            <text:p>0</text:p>
          </table:table-cell>
          <table:table-cell table:style-name="ce5" table:formula="of:=SUM([.U49:.U58])" office:value-type="float" office:value="0">
            <text:p>0</text:p>
          </table:table-cell>
          <table:table-cell table:style-name="ce5" table:formula="of:=SUM([.V49:.V58])" office:value-type="float" office:value="0">
            <text:p>0</text:p>
          </table:table-cell>
          <table:table-cell table:style-name="ce5" table:formula="of:=SUM([.W49:.W58])" office:value-type="float" office:value="0">
            <text:p>0</text:p>
          </table:table-cell>
          <table:table-cell table:style-name="ce5" table:formula="of:=SUM([.X49:.X58])" office:value-type="float" office:value="1">
            <text:p>1</text:p>
          </table:table-cell>
          <table:table-cell table:style-name="ce5" table:formula="of:=SUM([.Y49:.Y58])" office:value-type="float" office:value="2">
            <text:p>2</text:p>
          </table:table-cell>
          <table:table-cell table:style-name="ce5" table:formula="of:=SUM([.Z49:.Z58])" office:value-type="float" office:value="1">
            <text:p>1</text:p>
          </table:table-cell>
          <table:table-cell table:style-name="ce5" table:formula="of:=SUM([.AA49:.AA58])" office:value-type="float" office:value="9.51086956521739">
            <text:p>9.5108695652</text:p>
          </table:table-cell>
          <table:table-cell table:formula="of:=IF([.Y59]&gt;0;[.B$134];1)*IF([.P59]&gt;0;[.P59];1)*IF([.Z59]=1;[.Z59]*[.B$136];1)*([.I59]*[.B$119]+[.J59]*[.B$120]+[.K59]*[.B$121]+[.L59]*[.B$122]+[.M59]*[.B$124]+[.N59]*[.B$124]+[.O59]*[.B$125]+[.Q59]*[.B$126]+[.R59]*[.B$127]+[.S59]*[.B$128]+[.T59]*[.B$129]+[.U59]*[.B$130]+[.V59]*[.B$131]+[.W59]*[.B$132]+[.X59]*[.B$133]+[.AA59]*[.B$137])" office:value-type="float" office:value="3.32835652173913">
            <text:p>3.3283565217</text:p>
          </table:table-cell>
          <table:table-cell table:style-name="ce9" table:formula="of:=[.AB59]+[.H59]-[.F59]-[.G59]" office:value-type="float" office:value="3.32835652173913">
            <text:p>3.3283565217</text:p>
          </table:table-cell>
          <table:table-cell table:formula="of:=[.AC59]" office:value-type="float" office:value="3.32835652173913">
            <text:p>3.3283565217</text:p>
          </table:table-cell>
          <table:table-cell table:number-columns-repeated="994"/>
        </table:table-row>
        <table:table-row table:style-name="ro1">
          <table:table-cell office:value-type="string">
            <text:p>Planets</text:p>
          </table:table-cell>
          <table:table-cell table:number-columns-repeated="4"/>
          <table:table-cell table:number-columns-repeated="22"/>
          <table:table-cell table:formula="of:=IF([.Y60]&gt;0;[.B$134];1)*IF([.P60]&gt;0;[.P60];1)*IF([.Z60]=1;[.Z60]*[.B$136];1)*([.I60]*[.B$119]+[.J60]*[.B$120]+[.K60]*[.B$121]+[.L60]*[.B$122]+[.M60]*[.B$124]+[.N60]*[.B$124]+[.O60]*[.B$125]+[.Q60]*[.B$126]+[.R60]*[.B$127]+[.S60]*[.B$128]+[.T60]*[.B$129]+[.U60]*[.B$130]+[.V60]*[.B$131]+[.W60]*[.B$132]+[.X60]*[.B$133]+[.AA60]*[.B$137])" office:value-type="float" office:value="0">
            <text:p>0</text:p>
          </table:table-cell>
          <table:table-cell table:style-name="ce9" table:formula="of:=[.AB60]+[.H60]-[.F60]-[.G60]" office:value-type="float" office:value="0">
            <text:p>0</text:p>
          </table:table-cell>
          <table:table-cell table:formula="of:=[.AC60]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Plutoni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CEILING(([.F61]+[.G61])*0.75;1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7"/>
          <table:table-cell table:formula="of:=IF([.Y61]&gt;0;[.B$134];1)*IF([.P61]&gt;0;[.P61];1)*IF([.Z61]=1;[.Z61]*[.B$136];1)*([.I61]*[.B$119]+[.J61]*[.B$120]+[.K61]*[.B$121]+[.L61]*[.B$122]+[.M61]*[.B$124]+[.N61]*[.B$124]+[.O61]*[.B$125]+[.Q61]*[.B$126]+[.R61]*[.B$127]+[.S61]*[.B$128]+[.T61]*[.B$129]+[.U61]*[.B$130]+[.V61]*[.B$131]+[.W61]*[.B$132]+[.X61]*[.B$133]+[.AA61]*[.B$137])" office:value-type="float" office:value="0.87">
            <text:p>0.87</text:p>
          </table:table-cell>
          <table:table-cell table:style-name="ce9" table:formula="of:=[.AB61]+[.H61]-[.F61]-[.G61]" office:value-type="float" office:value="-0.13">
            <text:p>-0.13</text:p>
          </table:table-cell>
          <table:table-cell table:formula="of:=[.AC61]" office:value-type="float" office:value="-0.13">
            <text:p>-0.13</text:p>
          </table:table-cell>
          <table:table-cell/>
          <table:table-cell office:value-type="string">
            <text:p>Pluto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Ringworld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CEILING(([.F62]+[.G62])*0.75;1)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6"/>
          <table:table-cell table:formula="of:=IF([.Y62]&gt;0;[.B$134];1)*IF([.P62]&gt;0;[.P62];1)*IF([.Z62]=1;[.Z62]*[.B$136];1)*([.I62]*[.B$119]+[.J62]*[.B$120]+[.K62]*[.B$121]+[.L62]*[.B$122]+[.M62]*[.B$124]+[.N62]*[.B$124]+[.O62]*[.B$125]+[.Q62]*[.B$126]+[.R62]*[.B$127]+[.S62]*[.B$128]+[.T62]*[.B$129]+[.U62]*[.B$130]+[.V62]*[.B$131]+[.W62]*[.B$132]+[.X62]*[.B$133]+[.AA62]*[.B$137])" office:value-type="float" office:value="1.07">
            <text:p>1.07</text:p>
          </table:table-cell>
          <table:table-cell table:style-name="ce9" table:formula="of:=[.AB62]+[.H62]-[.F62]-[.G62]" office:value-type="float" office:value="0.0700000000000003">
            <text:p>0.07</text:p>
          </table:table-cell>
          <table:table-cell table:formula="of:=[.AC62]" office:value-type="float" office:value="0.0700000000000003">
            <text:p>0.07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Proxima Centauri B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CEILING(([.F63]+[.G63])*0.75;1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4"/>
          <table:table-cell table:formula="of:=IF([.Y63]&gt;0;[.B$134];1)*IF([.P63]&gt;0;[.P63];1)*IF([.Z63]=1;[.Z63]*[.B$136];1)*([.I63]*[.B$119]+[.J63]*[.B$120]+[.K63]*[.B$121]+[.L63]*[.B$122]+[.M63]*[.B$124]+[.N63]*[.B$124]+[.O63]*[.B$125]+[.Q63]*[.B$126]+[.R63]*[.B$127]+[.S63]*[.B$128]+[.T63]*[.B$129]+[.U63]*[.B$130]+[.V63]*[.B$131]+[.W63]*[.B$132]+[.X63]*[.B$133]+[.AA63]*[.B$137])" office:value-type="float" office:value="0.87">
            <text:p>0.87</text:p>
          </table:table-cell>
          <table:table-cell table:style-name="ce9" table:formula="of:=[.AB63]+[.H63]-[.F63]-[.G63]" office:value-type="float" office:value="-0.13">
            <text:p>-0.13</text:p>
          </table:table-cell>
          <table:table-cell table:formula="of:=[.AC63]" office:value-type="float" office:value="-0.13">
            <text:p>-0.13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Chamaeleonti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CEILING(([.F64]+[.G64])*0.75;1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5"/>
          <table:table-cell table:formula="of:=IF([.Y64]&gt;0;[.B$134];1)*IF([.P64]&gt;0;[.P64];1)*IF([.Z64]=1;[.Z64]*[.B$136];1)*([.I64]*[.B$119]+[.J64]*[.B$120]+[.K64]*[.B$121]+[.L64]*[.B$122]+[.M64]*[.B$124]+[.N64]*[.B$124]+[.O64]*[.B$125]+[.Q64]*[.B$126]+[.R64]*[.B$127]+[.S64]*[.B$128]+[.T64]*[.B$129]+[.U64]*[.B$130]+[.V64]*[.B$131]+[.W64]*[.B$132]+[.X64]*[.B$133]+[.AA64]*[.B$137])" office:value-type="float" office:value="0.87">
            <text:p>0.87</text:p>
          </table:table-cell>
          <table:table-cell table:style-name="ce9" table:formula="of:=[.AB64]+[.H64]-[.F64]-[.G64]" office:value-type="float" office:value="-0.13">
            <text:p>-0.13</text:p>
          </table:table-cell>
          <table:table-cell table:formula="of:=[.AC64]" office:value-type="float" office:value="-0.13">
            <text:p>-0.13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Aldebaran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formula="of:=CEILING(([.F65]+[.G65])*0.75;1)" office:value-type="float" office:value="6">
            <text:p>6</text:p>
          </table:table-cell>
          <table:table-cell table:number-columns-repeated="19"/>
          <table:table-cell table:formula="of:=IF([.Y65]&gt;0;[.B$134];1)*IF([.P65]&gt;0;[.P65];1)*IF([.Z65]=1;[.Z65]*[.B$136];1)*([.I65]*[.B$119]+[.J65]*[.B$120]+[.K65]*[.B$121]+[.L65]*[.B$122]+[.M65]*[.B$124]+[.N65]*[.B$124]+[.O65]*[.B$125]+[.Q65]*[.B$126]+[.R65]*[.B$127]+[.S65]*[.B$128]+[.T65]*[.B$129]+[.U65]*[.B$130]+[.V65]*[.B$131]+[.W65]*[.B$132]+[.X65]*[.B$133]+[.AA65]*[.B$137])" office:value-type="float" office:value="0">
            <text:p>0</text:p>
          </table:table-cell>
          <table:table-cell table:style-name="ce9" table:formula="of:=[.AB65]+[.H65]-[.F65]-[.G65]" office:value-type="float" office:value="-1">
            <text:p>-1</text:p>
          </table:table-cell>
          <table:table-cell table:formula="of:=[.AC65]" office:value-type="float" office:value="-1">
            <text:p>-1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Herme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formula="of:=CEILING(([.F66]+[.G66])*0.75;1)" office:value-type="float" office:value="6">
            <text:p>6</text:p>
          </table:table-cell>
          <table:table-cell table:number-columns-repeated="19"/>
          <table:table-cell table:formula="of:=IF([.Y66]&gt;0;[.B$134];1)*IF([.P66]&gt;0;[.P66];1)*IF([.Z66]=1;[.Z66]*[.B$136];1)*([.I66]*[.B$119]+[.J66]*[.B$120]+[.K66]*[.B$121]+[.L66]*[.B$122]+[.M66]*[.B$124]+[.N66]*[.B$124]+[.O66]*[.B$125]+[.Q66]*[.B$126]+[.R66]*[.B$127]+[.S66]*[.B$128]+[.T66]*[.B$129]+[.U66]*[.B$130]+[.V66]*[.B$131]+[.W66]*[.B$132]+[.X66]*[.B$133]+[.AA66]*[.B$137])" office:value-type="float" office:value="0">
            <text:p>0</text:p>
          </table:table-cell>
          <table:table-cell table:style-name="ce9" table:formula="of:=[.AB66]+[.H66]-[.F66]-[.G66]" office:value-type="float" office:value="-2">
            <text:p>-2</text:p>
          </table:table-cell>
          <table:table-cell table:formula="of:=[.AC66]" office:value-type="float" office:value="-2">
            <text:p>-2</text:p>
          </table:table-cell>
          <table:table-cell/>
          <table:table-cell office:value-type="string">
            <text:p>Mercury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Inann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formula="of:=CEILING(([.F67]+[.G67])*0.75;1)" office:value-type="float" office:value="6">
            <text:p>6</text:p>
          </table:table-cell>
          <table:table-cell table:number-columns-repeated="19"/>
          <table:table-cell table:formula="of:=IF([.Y67]&gt;0;[.B$134];1)*IF([.P67]&gt;0;[.P67];1)*IF([.Z67]=1;[.Z67]*[.B$136];1)*([.I67]*[.B$119]+[.J67]*[.B$120]+[.K67]*[.B$121]+[.L67]*[.B$122]+[.M67]*[.B$124]+[.N67]*[.B$124]+[.O67]*[.B$125]+[.Q67]*[.B$126]+[.R67]*[.B$127]+[.S67]*[.B$128]+[.T67]*[.B$129]+[.U67]*[.B$130]+[.V67]*[.B$131]+[.W67]*[.B$132]+[.X67]*[.B$133]+[.AA67]*[.B$137])" office:value-type="float" office:value="0">
            <text:p>0</text:p>
          </table:table-cell>
          <table:table-cell table:style-name="ce9" table:formula="of:=[.AB67]+[.H67]-[.F67]-[.G67]" office:value-type="float" office:value="-2">
            <text:p>-2</text:p>
          </table:table-cell>
          <table:table-cell table:formula="of:=[.AC67]" office:value-type="float" office:value="-2">
            <text:p>-2</text:p>
          </table:table-cell>
          <table:table-cell/>
          <table:table-cell office:value-type="string">
            <text:p>Venus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Gai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CEILING(([.F68]+[.G68])*0.75;1)" office:value-type="float" office:value="7">
            <text:p>7</text:p>
          </table:table-cell>
          <table:table-cell table:number-columns-repeated="19"/>
          <table:table-cell table:formula="of:=IF([.Y68]&gt;0;[.B$134];1)*IF([.P68]&gt;0;[.P68];1)*IF([.Z68]=1;[.Z68]*[.B$136];1)*([.I68]*[.B$119]+[.J68]*[.B$120]+[.K68]*[.B$121]+[.L68]*[.B$122]+[.M68]*[.B$124]+[.N68]*[.B$124]+[.O68]*[.B$125]+[.Q68]*[.B$126]+[.R68]*[.B$127]+[.S68]*[.B$128]+[.T68]*[.B$129]+[.U68]*[.B$130]+[.V68]*[.B$131]+[.W68]*[.B$132]+[.X68]*[.B$133]+[.AA68]*[.B$137])" office:value-type="float" office:value="0">
            <text:p>0</text:p>
          </table:table-cell>
          <table:table-cell table:style-name="ce9" table:formula="of:=[.AB68]+[.H68]-[.F68]-[.G68]" office:value-type="float" office:value="-2">
            <text:p>-2</text:p>
          </table:table-cell>
          <table:table-cell table:formula="of:=[.AC68]" office:value-type="float" office:value="-2">
            <text:p>-2</text:p>
          </table:table-cell>
          <table:table-cell/>
          <table:table-cell office:value-type="string">
            <text:p>Earth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Are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CEILING(([.F69]+[.G69])*0.75;1)" office:value-type="float" office:value="7">
            <text:p>7</text:p>
          </table:table-cell>
          <table:table-cell table:number-columns-repeated="19"/>
          <table:table-cell table:formula="of:=IF([.Y69]&gt;0;[.B$134];1)*IF([.P69]&gt;0;[.P69];1)*IF([.Z69]=1;[.Z69]*[.B$136];1)*([.I69]*[.B$119]+[.J69]*[.B$120]+[.K69]*[.B$121]+[.L69]*[.B$122]+[.M69]*[.B$124]+[.N69]*[.B$124]+[.O69]*[.B$125]+[.Q69]*[.B$126]+[.R69]*[.B$127]+[.S69]*[.B$128]+[.T69]*[.B$129]+[.U69]*[.B$130]+[.V69]*[.B$131]+[.W69]*[.B$132]+[.X69]*[.B$133]+[.AA69]*[.B$137])" office:value-type="float" office:value="0">
            <text:p>0</text:p>
          </table:table-cell>
          <table:table-cell table:style-name="ce9" table:formula="of:=[.AB69]+[.H69]-[.F69]-[.G69]" office:value-type="float" office:value="-2">
            <text:p>-2</text:p>
          </table:table-cell>
          <table:table-cell table:formula="of:=[.AC69]" office:value-type="float" office:value="-2">
            <text:p>-2</text:p>
          </table:table-cell>
          <table:table-cell/>
          <table:table-cell office:value-type="string">
            <text:p>Mars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Cassiopei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CEILING(([.F70]+[.G70])*0.75;1)" office:value-type="float" office:value="7">
            <text:p>7</text:p>
          </table:table-cell>
          <table:table-cell table:number-columns-repeated="19"/>
          <table:table-cell table:formula="of:=IF([.Y70]&gt;0;[.B$134];1)*IF([.P70]&gt;0;[.P70];1)*IF([.Z70]=1;[.Z70]*[.B$136];1)*([.I70]*[.B$119]+[.J70]*[.B$120]+[.K70]*[.B$121]+[.L70]*[.B$122]+[.M70]*[.B$124]+[.N70]*[.B$124]+[.O70]*[.B$125]+[.Q70]*[.B$126]+[.R70]*[.B$127]+[.S70]*[.B$128]+[.T70]*[.B$129]+[.U70]*[.B$130]+[.V70]*[.B$131]+[.W70]*[.B$132]+[.X70]*[.B$133]+[.AA70]*[.B$137])" office:value-type="float" office:value="0">
            <text:p>0</text:p>
          </table:table-cell>
          <table:table-cell table:style-name="ce9" table:formula="of:=[.AB70]+[.H70]-[.F70]-[.G70]" office:value-type="float" office:value="-2">
            <text:p>-2</text:p>
          </table:table-cell>
          <table:table-cell table:formula="of:=[.AC70]" office:value-type="float" office:value="-2">
            <text:p>-2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Jove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CEILING(([.F71]+[.G71])*0.75;1)" office:value-type="float" office:value="7">
            <text:p>7</text:p>
          </table:table-cell>
          <table:table-cell table:number-columns-repeated="19"/>
          <table:table-cell table:formula="of:=IF([.Y71]&gt;0;[.B$134];1)*IF([.P71]&gt;0;[.P71];1)*IF([.Z71]=1;[.Z71]*[.B$136];1)*([.I71]*[.B$119]+[.J71]*[.B$120]+[.K71]*[.B$121]+[.L71]*[.B$122]+[.M71]*[.B$124]+[.N71]*[.B$124]+[.O71]*[.B$125]+[.Q71]*[.B$126]+[.R71]*[.B$127]+[.S71]*[.B$128]+[.T71]*[.B$129]+[.U71]*[.B$130]+[.V71]*[.B$131]+[.W71]*[.B$132]+[.X71]*[.B$133]+[.AA71]*[.B$137])" office:value-type="float" office:value="0">
            <text:p>0</text:p>
          </table:table-cell>
          <table:table-cell table:style-name="ce9" table:formula="of:=[.AB71]+[.H71]-[.F71]-[.G71]" office:value-type="float" office:value="-2">
            <text:p>-2</text:p>
          </table:table-cell>
          <table:table-cell table:formula="of:=[.AC71]" office:value-type="float" office:value="-2">
            <text:p>-2</text:p>
          </table:table-cell>
          <table:table-cell/>
          <table:table-cell office:value-type="string">
            <text:p>Jupiter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Cronu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CEILING(([.F72]+[.G72])*0.75;1)" office:value-type="float" office:value="8">
            <text:p>8</text:p>
          </table:table-cell>
          <table:table-cell table:number-columns-repeated="19"/>
          <table:table-cell table:formula="of:=IF([.Y72]&gt;0;[.B$134];1)*IF([.P72]&gt;0;[.P72];1)*IF([.Z72]=1;[.Z72]*[.B$136];1)*([.I72]*[.B$119]+[.J72]*[.B$120]+[.K72]*[.B$121]+[.L72]*[.B$122]+[.M72]*[.B$124]+[.N72]*[.B$124]+[.O72]*[.B$125]+[.Q72]*[.B$126]+[.R72]*[.B$127]+[.S72]*[.B$128]+[.T72]*[.B$129]+[.U72]*[.B$130]+[.V72]*[.B$131]+[.W72]*[.B$132]+[.X72]*[.B$133]+[.AA72]*[.B$137])" office:value-type="float" office:value="0">
            <text:p>0</text:p>
          </table:table-cell>
          <table:table-cell table:style-name="ce9" table:formula="of:=[.AB72]+[.H72]-[.F72]-[.G72]" office:value-type="float" office:value="-2">
            <text:p>-2</text:p>
          </table:table-cell>
          <table:table-cell table:formula="of:=[.AC72]" office:value-type="float" office:value="-2">
            <text:p>-2</text:p>
          </table:table-cell>
          <table:table-cell/>
          <table:table-cell office:value-type="string">
            <text:p>Saturn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Caelu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formula="of:=CEILING(([.F73]+[.G73])*0.75;1)" office:value-type="float" office:value="8">
            <text:p>8</text:p>
          </table:table-cell>
          <table:table-cell table:number-columns-repeated="19"/>
          <table:table-cell table:formula="of:=IF([.Y73]&gt;0;[.B$134];1)*IF([.P73]&gt;0;[.P73];1)*IF([.Z73]=1;[.Z73]*[.B$136];1)*([.I73]*[.B$119]+[.J73]*[.B$120]+[.K73]*[.B$121]+[.L73]*[.B$122]+[.M73]*[.B$124]+[.N73]*[.B$124]+[.O73]*[.B$125]+[.Q73]*[.B$126]+[.R73]*[.B$127]+[.S73]*[.B$128]+[.T73]*[.B$129]+[.U73]*[.B$130]+[.V73]*[.B$131]+[.W73]*[.B$132]+[.X73]*[.B$133]+[.AA73]*[.B$137])" office:value-type="float" office:value="0">
            <text:p>0</text:p>
          </table:table-cell>
          <table:table-cell table:style-name="ce9" table:formula="of:=[.AB73]+[.H73]-[.F73]-[.G73]" office:value-type="float" office:value="-2">
            <text:p>-2</text:p>
          </table:table-cell>
          <table:table-cell table:formula="of:=[.AC73]" office:value-type="float" office:value="-2">
            <text:p>-2</text:p>
          </table:table-cell>
          <table:table-cell/>
          <table:table-cell office:value-type="string">
            <text:p>Uranus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Andromed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CEILING(([.F74]+[.G74])*0.75;1)" office:value-type="float" office:value="8">
            <text:p>8</text:p>
          </table:table-cell>
          <table:table-cell table:number-columns-repeated="19"/>
          <table:table-cell table:formula="of:=IF([.Y74]&gt;0;[.B$134];1)*IF([.P74]&gt;0;[.P74];1)*IF([.Z74]=1;[.Z74]*[.B$136];1)*([.I74]*[.B$119]+[.J74]*[.B$120]+[.K74]*[.B$121]+[.L74]*[.B$122]+[.M74]*[.B$124]+[.N74]*[.B$124]+[.O74]*[.B$125]+[.Q74]*[.B$126]+[.R74]*[.B$127]+[.S74]*[.B$128]+[.T74]*[.B$129]+[.U74]*[.B$130]+[.V74]*[.B$131]+[.W74]*[.B$132]+[.X74]*[.B$133]+[.AA74]*[.B$137])" office:value-type="float" office:value="0">
            <text:p>0</text:p>
          </table:table-cell>
          <table:table-cell table:style-name="ce9" table:formula="of:=[.AB74]+[.H74]-[.F74]-[.G74]" office:value-type="float" office:value="-2">
            <text:p>-2</text:p>
          </table:table-cell>
          <table:table-cell table:formula="of:=[.AC74]" office:value-type="float" office:value="-2">
            <text:p>-2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Poseidon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formula="of:=CEILING(([.F75]+[.G75])*0.75;1)" office:value-type="float" office:value="8">
            <text:p>8</text:p>
          </table:table-cell>
          <table:table-cell table:number-columns-repeated="19"/>
          <table:table-cell table:formula="of:=IF([.Y75]&gt;0;[.B$134];1)*IF([.P75]&gt;0;[.P75];1)*IF([.Z75]=1;[.Z75]*[.B$136];1)*([.I75]*[.B$119]+[.J75]*[.B$120]+[.K75]*[.B$121]+[.L75]*[.B$122]+[.M75]*[.B$124]+[.N75]*[.B$124]+[.O75]*[.B$125]+[.Q75]*[.B$126]+[.R75]*[.B$127]+[.S75]*[.B$128]+[.T75]*[.B$129]+[.U75]*[.B$130]+[.V75]*[.B$131]+[.W75]*[.B$132]+[.X75]*[.B$133]+[.AA75]*[.B$137])" office:value-type="float" office:value="0">
            <text:p>0</text:p>
          </table:table-cell>
          <table:table-cell table:style-name="ce9" table:formula="of:=[.AB75]+[.H75]-[.F75]-[.G75]" office:value-type="float" office:value="-2">
            <text:p>-2</text:p>
          </table:table-cell>
          <table:table-cell table:formula="of:=[.AC75]" office:value-type="float" office:value="-2">
            <text:p>-2</text:p>
          </table:table-cell>
          <table:table-cell/>
          <table:table-cell office:value-type="string">
            <text:p>Neptune</text:p>
          </table:table-cell>
          <table:table-cell table:number-columns-repeated="992"/>
        </table:table-row>
        <table:table-row table:style-name="ro1">
          <table:table-cell table:style-name="Default" office:value-type="string">
            <text:p>Ceres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table:formula="of:=CEILING(([.F76]+[.G76])*0.75;1)" office:value-type="float" office:value="9">
            <text:p>9</text:p>
          </table:table-cell>
          <table:table-cell table:number-columns-repeated="19"/>
          <table:table-cell table:formula="of:=IF([.Y76]&gt;0;[.B$134];1)*IF([.P76]&gt;0;[.P76];1)*IF([.Z76]=1;[.Z76]*[.B$136];1)*([.I76]*[.B$119]+[.J76]*[.B$120]+[.K76]*[.B$121]+[.L76]*[.B$122]+[.M76]*[.B$124]+[.N76]*[.B$124]+[.O76]*[.B$125]+[.Q76]*[.B$126]+[.R76]*[.B$127]+[.S76]*[.B$128]+[.T76]*[.B$129]+[.U76]*[.B$130]+[.V76]*[.B$131]+[.W76]*[.B$132]+[.X76]*[.B$133]+[.AA76]*[.B$137])" office:value-type="float" office:value="0">
            <text:p>0</text:p>
          </table:table-cell>
          <table:table-cell table:style-name="ce9" table:formula="of:=[.AB76]+[.H76]-[.F76]-[.G76]" office:value-type="float" office:value="-2">
            <text:p>-2</text:p>
          </table:table-cell>
          <table:table-cell table:formula="of:=[.AC76]" office:value-type="float" office:value="-2">
            <text:p>-2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Echidn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table:formula="of:=CEILING(([.F77]+[.G77])*0.75;1)" office:value-type="float" office:value="9">
            <text:p>9</text:p>
          </table:table-cell>
          <table:table-cell table:number-columns-repeated="19"/>
          <table:table-cell table:formula="of:=IF([.Y77]&gt;0;[.B$134];1)*IF([.P77]&gt;0;[.P77];1)*IF([.Z77]=1;[.Z77]*[.B$136];1)*([.I77]*[.B$119]+[.J77]*[.B$120]+[.K77]*[.B$121]+[.L77]*[.B$122]+[.M77]*[.B$124]+[.N77]*[.B$124]+[.O77]*[.B$125]+[.Q77]*[.B$126]+[.R77]*[.B$127]+[.S77]*[.B$128]+[.T77]*[.B$129]+[.U77]*[.B$130]+[.V77]*[.B$131]+[.W77]*[.B$132]+[.X77]*[.B$133]+[.AA77]*[.B$137])" office:value-type="float" office:value="0">
            <text:p>0</text:p>
          </table:table-cell>
          <table:table-cell table:style-name="ce9" table:formula="of:=[.AB77]+[.H77]-[.F77]-[.G77]" office:value-type="float" office:value="-2">
            <text:p>-2</text:p>
          </table:table-cell>
          <table:table-cell table:formula="of:=[.AC77]" office:value-type="float" office:value="-2">
            <text:p>-2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Alpha Tauri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formula="of:=CEILING(([.F78]+[.G78])*0.75;1)" office:value-type="float" office:value="9">
            <text:p>9</text:p>
          </table:table-cell>
          <table:table-cell table:number-columns-repeated="19"/>
          <table:table-cell table:formula="of:=IF([.Y78]&gt;0;[.B$134];1)*IF([.P78]&gt;0;[.P78];1)*IF([.Z78]=1;[.Z78]*[.B$136];1)*([.I78]*[.B$119]+[.J78]*[.B$120]+[.K78]*[.B$121]+[.L78]*[.B$122]+[.M78]*[.B$124]+[.N78]*[.B$124]+[.O78]*[.B$125]+[.Q78]*[.B$126]+[.R78]*[.B$127]+[.S78]*[.B$128]+[.T78]*[.B$129]+[.U78]*[.B$130]+[.V78]*[.B$131]+[.W78]*[.B$132]+[.X78]*[.B$133]+[.AA78]*[.B$137])" office:value-type="float" office:value="0">
            <text:p>0</text:p>
          </table:table-cell>
          <table:table-cell table:style-name="ce9" table:formula="of:=[.AB78]+[.H78]-[.F78]-[.G78]" office:value-type="float" office:value="-3">
            <text:p>-3</text:p>
          </table:table-cell>
          <table:table-cell table:formula="of:=[.AC78]" office:value-type="float" office:value="-3">
            <text:p>-3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Illyri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formula="of:=CEILING(([.F79]+[.G79])*0.75;1)" office:value-type="float" office:value="9">
            <text:p>9</text:p>
          </table:table-cell>
          <table:table-cell table:number-columns-repeated="19"/>
          <table:table-cell table:formula="of:=IF([.Y79]&gt;0;[.B$134];1)*IF([.P79]&gt;0;[.P79];1)*IF([.Z79]=1;[.Z79]*[.B$136];1)*([.I79]*[.B$119]+[.J79]*[.B$120]+[.K79]*[.B$121]+[.L79]*[.B$122]+[.M79]*[.B$124]+[.N79]*[.B$124]+[.O79]*[.B$125]+[.Q79]*[.B$126]+[.R79]*[.B$127]+[.S79]*[.B$128]+[.T79]*[.B$129]+[.U79]*[.B$130]+[.V79]*[.B$131]+[.W79]*[.B$132]+[.X79]*[.B$133]+[.AA79]*[.B$137])" office:value-type="float" office:value="0">
            <text:p>0</text:p>
          </table:table-cell>
          <table:table-cell table:style-name="ce9" table:formula="of:=[.AB79]+[.H79]-[.F79]-[.G79]" office:value-type="float" office:value="-3">
            <text:p>-3</text:p>
          </table:table-cell>
          <table:table-cell table:formula="of:=[.AC79]" office:value-type="float" office:value="-3">
            <text:p>-3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Mir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formula="of:=CEILING(([.F80]+[.G80])*0.75;1)" office:value-type="float" office:value="10">
            <text:p>10</text:p>
          </table:table-cell>
          <table:table-cell table:number-columns-repeated="19"/>
          <table:table-cell table:formula="of:=IF([.Y80]&gt;0;[.B$134];1)*IF([.P80]&gt;0;[.P80];1)*IF([.Z80]=1;[.Z80]*[.B$136];1)*([.I80]*[.B$119]+[.J80]*[.B$120]+[.K80]*[.B$121]+[.L80]*[.B$122]+[.M80]*[.B$124]+[.N80]*[.B$124]+[.O80]*[.B$125]+[.Q80]*[.B$126]+[.R80]*[.B$127]+[.S80]*[.B$128]+[.T80]*[.B$129]+[.U80]*[.B$130]+[.V80]*[.B$131]+[.W80]*[.B$132]+[.X80]*[.B$133]+[.AA80]*[.B$137])" office:value-type="float" office:value="0">
            <text:p>0</text:p>
          </table:table-cell>
          <table:table-cell table:style-name="ce9" table:formula="of:=[.AB80]+[.H80]-[.F80]-[.G80]" office:value-type="float" office:value="-3">
            <text:p>-3</text:p>
          </table:table-cell>
          <table:table-cell table:formula="of:=[.AC80]" office:value-type="float" office:value="-3">
            <text:p>-3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Salaci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formula="of:=CEILING(([.F81]+[.G81])*0.75;1)" office:value-type="float" office:value="10">
            <text:p>10</text:p>
          </table:table-cell>
          <table:table-cell table:number-columns-repeated="19"/>
          <table:table-cell table:formula="of:=IF([.Y81]&gt;0;[.B$134];1)*IF([.P81]&gt;0;[.P81];1)*IF([.Z81]=1;[.Z81]*[.B$136];1)*([.I81]*[.B$119]+[.J81]*[.B$120]+[.K81]*[.B$121]+[.L81]*[.B$122]+[.M81]*[.B$124]+[.N81]*[.B$124]+[.O81]*[.B$125]+[.Q81]*[.B$126]+[.R81]*[.B$127]+[.S81]*[.B$128]+[.T81]*[.B$129]+[.U81]*[.B$130]+[.V81]*[.B$131]+[.W81]*[.B$132]+[.X81]*[.B$133]+[.AA81]*[.B$137])" office:value-type="float" office:value="0">
            <text:p>0</text:p>
          </table:table-cell>
          <table:table-cell table:style-name="ce9" table:formula="of:=[.AB81]+[.H81]-[.F81]-[.G81]" office:value-type="float" office:value="-3">
            <text:p>-3</text:p>
          </table:table-cell>
          <table:table-cell table:formula="of:=[.AC81]" office:value-type="float" office:value="-3">
            <text:p>-3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Aurora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formula="of:=CEILING(([.F82]+[.G82])*0.75;1)" office:value-type="float" office:value="11">
            <text:p>11</text:p>
          </table:table-cell>
          <table:table-cell table:number-columns-repeated="19"/>
          <table:table-cell table:formula="of:=IF([.Y82]&gt;0;[.B$134];1)*IF([.P82]&gt;0;[.P82];1)*IF([.Z82]=1;[.Z82]*[.B$136];1)*([.I82]*[.B$119]+[.J82]*[.B$120]+[.K82]*[.B$121]+[.L82]*[.B$122]+[.M82]*[.B$124]+[.N82]*[.B$124]+[.O82]*[.B$125]+[.Q82]*[.B$126]+[.R82]*[.B$127]+[.S82]*[.B$128]+[.T82]*[.B$129]+[.U82]*[.B$130]+[.V82]*[.B$131]+[.W82]*[.B$132]+[.X82]*[.B$133]+[.AA82]*[.B$137])" office:value-type="float" office:value="0">
            <text:p>0</text:p>
          </table:table-cell>
          <table:table-cell table:style-name="ce9" table:formula="of:=[.AB82]+[.H82]-[.F82]-[.G82]" office:value-type="float" office:value="-3">
            <text:p>-3</text:p>
          </table:table-cell>
          <table:table-cell table:formula="of:=[.AC82]" office:value-type="float" office:value="-3">
            <text:p>-3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Black Hole Star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formula="of:=CEILING(([.F83]+[.G83])*0.75;1)" office:value-type="float" office:value="12">
            <text:p>12</text:p>
          </table:table-cell>
          <table:table-cell table:number-columns-repeated="19"/>
          <table:table-cell table:formula="of:=IF([.Y83]&gt;0;[.B$134];1)*IF([.P83]&gt;0;[.P83];1)*IF([.Z83]=1;[.Z83]*[.B$136];1)*([.I83]*[.B$119]+[.J83]*[.B$120]+[.K83]*[.B$121]+[.L83]*[.B$122]+[.M83]*[.B$124]+[.N83]*[.B$124]+[.O83]*[.B$125]+[.Q83]*[.B$126]+[.R83]*[.B$127]+[.S83]*[.B$128]+[.T83]*[.B$129]+[.U83]*[.B$130]+[.V83]*[.B$131]+[.W83]*[.B$132]+[.X83]*[.B$133]+[.AA83]*[.B$137])" office:value-type="float" office:value="0">
            <text:p>0</text:p>
          </table:table-cell>
          <table:table-cell table:style-name="ce9" table:formula="of:=[.AB83]+[.H83]-[.F83]-[.G83]" office:value-type="float" office:value="-3">
            <text:p>-3</text:p>
          </table:table-cell>
          <table:table-cell table:formula="of:=[.AC83]" office:value-type="float" office:value="-3">
            <text:p>-3</text:p>
          </table:table-cell>
          <table:table-cell table:number-columns-repeated="994"/>
        </table:table-row>
        <table:table-row table:style-name="ro1">
          <table:table-cell table:style-name="Default"/>
          <table:table-cell table:number-columns-repeated="4"/>
          <table:table-cell table:formula="of:=SUM([.F61:.F83])" office:value-type="float" office:value="54">
            <text:p>54</text:p>
          </table:table-cell>
          <table:table-cell table:formula="of:=SUM([.G61:.G83])" office:value-type="float" office:value="168">
            <text:p>168</text:p>
          </table:table-cell>
          <table:table-cell table:formula="of:=AVERAGE([.H61:.H83])" office:value-type="float" office:value="7.60869565217391">
            <text:p>7.6086956522</text:p>
          </table:table-cell>
          <table:table-cell table:number-columns-repeated="19"/>
          <table:table-cell table:formula="of:=IF([.Y84]&gt;0;[.B$134];1)*IF([.P84]&gt;0;[.P84];1)*IF([.Z84]=1;[.Z84]*[.B$136];1)*([.I84]*[.B$119]+[.J84]*[.B$120]+[.K84]*[.B$121]+[.L84]*[.B$122]+[.M84]*[.B$124]+[.N84]*[.B$124]+[.O84]*[.B$125]+[.Q84]*[.B$126]+[.R84]*[.B$127]+[.S84]*[.B$128]+[.T84]*[.B$129]+[.U84]*[.B$130]+[.V84]*[.B$131]+[.W84]*[.B$132]+[.X84]*[.B$133]+[.AA84]*[.B$137])" office:value-type="float" office:value="0">
            <text:p>0</text:p>
          </table:table-cell>
          <table:table-cell table:style-name="ce9" table:formula="of:=[.AB84]+[.H84]-[.F84]-[.G84]" office:value-type="float" office:value="-214.391304347826">
            <text:p>-214.3913043478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/>
          <table:table-cell table:formula="of:=[.G84]/[.F84]" office:value-type="float" office:value="3.11111111111111">
            <text:p>3.1111111111</text:p>
          </table:table-cell>
          <table:table-cell table:number-columns-repeated="20"/>
          <table:table-cell table:formula="of:=IF([.Y85]&gt;0;[.B$134];1)*IF([.P85]&gt;0;[.P85];1)*IF([.Z85]=1;[.Z85]*[.B$136];1)*([.I85]*[.B$119]+[.J85]*[.B$120]+[.K85]*[.B$121]+[.L85]*[.B$122]+[.M85]*[.B$124]+[.N85]*[.B$124]+[.O85]*[.B$125]+[.Q85]*[.B$126]+[.R85]*[.B$127]+[.S85]*[.B$128]+[.T85]*[.B$129]+[.U85]*[.B$130]+[.V85]*[.B$131]+[.W85]*[.B$132]+[.X85]*[.B$133]+[.AA85]*[.B$137])" office:value-type="float" office:value="0">
            <text:p>0</text:p>
          </table:table-cell>
          <table:table-cell table:style-name="ce9" table:formula="of:=[.AB85]+[.H85]-[.F85]-[.G85]" office:value-type="float" office:value="-3.11111111111111">
            <text:p>-3.1111111111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86]&gt;0;[.B$134];1)*IF([.P86]&gt;0;[.P86];1)*IF([.Z86]=1;[.Z86]*[.B$136];1)*([.I86]*[.B$119]+[.J86]*[.B$120]+[.K86]*[.B$121]+[.L86]*[.B$122]+[.M86]*[.B$124]+[.N86]*[.B$124]+[.O86]*[.B$125]+[.Q86]*[.B$126]+[.R86]*[.B$127]+[.S86]*[.B$128]+[.T86]*[.B$129]+[.U86]*[.B$130]+[.V86]*[.B$131]+[.W86]*[.B$132]+[.X86]*[.B$133]+[.AA86]*[.B$137])" office:value-type="float" office:value="0">
            <text:p>0</text:p>
          </table:table-cell>
          <table:table-cell table:style-name="ce9" table:formula="of:=[.AB86]+[.H86]-[.F86]-[.G86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Monsters</text:p>
          </table:table-cell>
          <table:table-cell table:number-columns-repeated="2"/>
          <table:table-cell office:value-type="string">
            <text:p>~25 of these</text:p>
          </table:table-cell>
          <table:table-cell/>
          <table:table-cell table:number-columns-repeated="22"/>
          <table:table-cell table:formula="of:=IF([.Y87]&gt;0;[.B$134];1)*IF([.P87]&gt;0;[.P87];1)*IF([.Z87]=1;[.Z87]*[.B$136];1)*([.I87]*[.B$119]+[.J87]*[.B$120]+[.K87]*[.B$121]+[.L87]*[.B$122]+[.M87]*[.B$124]+[.N87]*[.B$124]+[.O87]*[.B$125]+[.Q87]*[.B$126]+[.R87]*[.B$127]+[.S87]*[.B$128]+[.T87]*[.B$129]+[.U87]*[.B$130]+[.V87]*[.B$131]+[.W87]*[.B$132]+[.X87]*[.B$133]+[.AA87]*[.B$137])" office:value-type="float" office:value="0">
            <text:p>0</text:p>
          </table:table-cell>
          <table:table-cell table:style-name="ce9" table:formula="of:=[.AB87]+[.H87]-[.F87]-[.G87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office:value-type="string">
            <text:p>MO</text:p>
          </table:table-cell>
          <table:table-cell/>
          <table:table-cell office:value-type="string">
            <text:p>Put this card in your field. Once per turn, you may colonize any planet for free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8"/>
          <table:table-cell table:formula="of:=[.H84]*2" office:value-type="float" office:value="15.2173913043478">
            <text:p>15.2173913043</text:p>
          </table:table-cell>
          <table:table-cell table:formula="of:=IF([.Y88]&gt;0;[.B$134];1)*IF([.P88]&gt;0;[.P88];1)*IF([.Z88]=1;[.Z88]*[.B$136];1)*([.I88]*[.B$119]+[.J88]*[.B$120]+[.K88]*[.B$121]+[.L88]*[.B$122]+[.M88]*[.B$124]+[.N88]*[.B$124]+[.O88]*[.B$125]+[.Q88]*[.B$126]+[.R88]*[.B$127]+[.S88]*[.B$128]+[.T88]*[.B$129]+[.U88]*[.B$130]+[.V88]*[.B$131]+[.W88]*[.B$132]+[.X88]*[.B$133]+[.AA88]*[.B$137])" office:value-type="float" office:value="15.2173913043478">
            <text:p>15.2173913043</text:p>
          </table:table-cell>
          <table:table-cell table:style-name="ce9" table:formula="of:=[.AB88]+[.H88]-[.F88]-[.G88]" office:value-type="float" office:value="8.21739130434783">
            <text:p>8.2173913043</text:p>
          </table:table-cell>
          <table:table-cell table:number-columns-repeated="995"/>
        </table:table-row>
        <table:table-row table:style-name="ro1">
          <table:table-cell table:style-name="Default"/>
          <table:table-cell office:value-type="string">
            <text:p>R</text:p>
          </table:table-cell>
          <table:table-cell table:number-columns-repeated="3"/>
          <table:table-cell table:number-columns-repeated="22"/>
          <table:table-cell table:formula="of:=IF([.Y89]&gt;0;[.B$134];1)*IF([.P89]&gt;0;[.P89];1)*IF([.Z89]=1;[.Z89]*[.B$136];1)*([.I89]*[.B$119]+[.J89]*[.B$120]+[.K89]*[.B$121]+[.L89]*[.B$122]+[.M89]*[.B$124]+[.N89]*[.B$124]+[.O89]*[.B$125]+[.Q89]*[.B$126]+[.R89]*[.B$127]+[.S89]*[.B$128]+[.T89]*[.B$129]+[.U89]*[.B$130]+[.V89]*[.B$131]+[.W89]*[.B$132]+[.X89]*[.B$133]+[.AA89]*[.B$137])" office:value-type="float" office:value="0">
            <text:p>0</text:p>
          </table:table-cell>
          <table:table-cell table:style-name="ce9" table:formula="of:=[.AB89]+[.H89]-[.F89]-[.G89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office:value-type="string">
            <text:p>ME</text:p>
          </table:table-cell>
          <table:table-cell table:number-columns-repeated="3"/>
          <table:table-cell table:number-columns-repeated="22"/>
          <table:table-cell table:formula="of:=IF([.Y90]&gt;0;[.B$134];1)*IF([.P90]&gt;0;[.P90];1)*IF([.Z90]=1;[.Z90]*[.B$136];1)*([.I90]*[.B$119]+[.J90]*[.B$120]+[.K90]*[.B$121]+[.L90]*[.B$122]+[.M90]*[.B$124]+[.N90]*[.B$124]+[.O90]*[.B$125]+[.Q90]*[.B$126]+[.R90]*[.B$127]+[.S90]*[.B$128]+[.T90]*[.B$129]+[.U90]*[.B$130]+[.V90]*[.B$131]+[.W90]*[.B$132]+[.X90]*[.B$133]+[.AA90]*[.B$137])" office:value-type="float" office:value="0">
            <text:p>0</text:p>
          </table:table-cell>
          <table:table-cell table:style-name="ce9" table:formula="of:=[.AB90]+[.H90]-[.F90]-[.G90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91]&gt;0;[.B$134];1)*IF([.P91]&gt;0;[.P91];1)*IF([.Z91]=1;[.Z91]*[.B$136];1)*([.I91]*[.B$119]+[.J91]*[.B$120]+[.K91]*[.B$121]+[.L91]*[.B$122]+[.M91]*[.B$124]+[.N91]*[.B$124]+[.O91]*[.B$125]+[.Q91]*[.B$126]+[.R91]*[.B$127]+[.S91]*[.B$128]+[.T91]*[.B$129]+[.U91]*[.B$130]+[.V91]*[.B$131]+[.W91]*[.B$132]+[.X91]*[.B$133]+[.AA91]*[.B$137])" office:value-type="float" office:value="0">
            <text:p>0</text:p>
          </table:table-cell>
          <table:table-cell table:style-name="ce9" table:formula="of:=[.AB91]+[.H91]-[.F91]-[.G91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92]&gt;0;[.B$134];1)*IF([.P92]&gt;0;[.P92];1)*IF([.Z92]=1;[.Z92]*[.B$136];1)*([.I92]*[.B$119]+[.J92]*[.B$120]+[.K92]*[.B$121]+[.L92]*[.B$122]+[.M92]*[.B$124]+[.N92]*[.B$124]+[.O92]*[.B$125]+[.Q92]*[.B$126]+[.R92]*[.B$127]+[.S92]*[.B$128]+[.T92]*[.B$129]+[.U92]*[.B$130]+[.V92]*[.B$131]+[.W92]*[.B$132]+[.X92]*[.B$133]+[.AA92]*[.B$137])" office:value-type="float" office:value="0">
            <text:p>0</text:p>
          </table:table-cell>
          <table:table-cell table:style-name="ce9" table:formula="of:=[.AB92]+[.H92]-[.F92]-[.G92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93]&gt;0;[.B$134];1)*IF([.P93]&gt;0;[.P93];1)*IF([.Z93]=1;[.Z93]*[.B$136];1)*([.I93]*[.B$119]+[.J93]*[.B$120]+[.K93]*[.B$121]+[.L93]*[.B$122]+[.M93]*[.B$124]+[.N93]*[.B$124]+[.O93]*[.B$125]+[.Q93]*[.B$126]+[.R93]*[.B$127]+[.S93]*[.B$128]+[.T93]*[.B$129]+[.U93]*[.B$130]+[.V93]*[.B$131]+[.W93]*[.B$132]+[.X93]*[.B$133]+[.AA93]*[.B$137])" office:value-type="float" office:value="0">
            <text:p>0</text:p>
          </table:table-cell>
          <table:table-cell table:style-name="ce9" table:formula="of:=[.AB93]+[.H93]-[.F93]-[.G93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94]&gt;0;[.B$134];1)*IF([.P94]&gt;0;[.P94];1)*IF([.Z94]=1;[.Z94]*[.B$136];1)*([.I94]*[.B$119]+[.J94]*[.B$120]+[.K94]*[.B$121]+[.L94]*[.B$122]+[.M94]*[.B$124]+[.N94]*[.B$124]+[.O94]*[.B$125]+[.Q94]*[.B$126]+[.R94]*[.B$127]+[.S94]*[.B$128]+[.T94]*[.B$129]+[.U94]*[.B$130]+[.V94]*[.B$131]+[.W94]*[.B$132]+[.X94]*[.B$133]+[.AA94]*[.B$137])" office:value-type="float" office:value="0">
            <text:p>0</text:p>
          </table:table-cell>
          <table:table-cell table:style-name="ce9" table:formula="of:=[.AB94]+[.H94]-[.F94]-[.G94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95]&gt;0;[.B$134];1)*IF([.P95]&gt;0;[.P95];1)*IF([.Z95]=1;[.Z95]*[.B$136];1)*([.I95]*[.B$119]+[.J95]*[.B$120]+[.K95]*[.B$121]+[.L95]*[.B$122]+[.M95]*[.B$124]+[.N95]*[.B$124]+[.O95]*[.B$125]+[.Q95]*[.B$126]+[.R95]*[.B$127]+[.S95]*[.B$128]+[.T95]*[.B$129]+[.U95]*[.B$130]+[.V95]*[.B$131]+[.W95]*[.B$132]+[.X95]*[.B$133]+[.AA95]*[.B$137])" office:value-type="float" office:value="0">
            <text:p>0</text:p>
          </table:table-cell>
          <table:table-cell table:style-name="ce9" table:formula="of:=[.AB95]+[.H95]-[.F95]-[.G95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96]&gt;0;[.B$134];1)*IF([.P96]&gt;0;[.P96];1)*IF([.Z96]=1;[.Z96]*[.B$136];1)*([.I96]*[.B$119]+[.J96]*[.B$120]+[.K96]*[.B$121]+[.L96]*[.B$122]+[.M96]*[.B$124]+[.N96]*[.B$124]+[.O96]*[.B$125]+[.Q96]*[.B$126]+[.R96]*[.B$127]+[.S96]*[.B$128]+[.T96]*[.B$129]+[.U96]*[.B$130]+[.V96]*[.B$131]+[.W96]*[.B$132]+[.X96]*[.B$133]+[.AA96]*[.B$137])" office:value-type="float" office:value="0">
            <text:p>0</text:p>
          </table:table-cell>
          <table:table-cell table:style-name="ce9" table:formula="of:=[.AB96]+[.H96]-[.F96]-[.G96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97]&gt;0;[.B$134];1)*IF([.P97]&gt;0;[.P97];1)*IF([.Z97]=1;[.Z97]*[.B$136];1)*([.I97]*[.B$119]+[.J97]*[.B$120]+[.K97]*[.B$121]+[.L97]*[.B$122]+[.M97]*[.B$124]+[.N97]*[.B$124]+[.O97]*[.B$125]+[.Q97]*[.B$126]+[.R97]*[.B$127]+[.S97]*[.B$128]+[.T97]*[.B$129]+[.U97]*[.B$130]+[.V97]*[.B$131]+[.W97]*[.B$132]+[.X97]*[.B$133]+[.AA97]*[.B$137])" office:value-type="float" office:value="0">
            <text:p>0</text:p>
          </table:table-cell>
          <table:table-cell table:style-name="ce9" table:formula="of:=[.AB97]+[.H97]-[.F97]-[.G97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98]&gt;0;[.B$134];1)*IF([.P98]&gt;0;[.P98];1)*IF([.Z98]=1;[.Z98]*[.B$136];1)*([.I98]*[.B$119]+[.J98]*[.B$120]+[.K98]*[.B$121]+[.L98]*[.B$122]+[.M98]*[.B$124]+[.N98]*[.B$124]+[.O98]*[.B$125]+[.Q98]*[.B$126]+[.R98]*[.B$127]+[.S98]*[.B$128]+[.T98]*[.B$129]+[.U98]*[.B$130]+[.V98]*[.B$131]+[.W98]*[.B$132]+[.X98]*[.B$133]+[.AA98]*[.B$137])" office:value-type="float" office:value="0">
            <text:p>0</text:p>
          </table:table-cell>
          <table:table-cell table:style-name="ce9" table:formula="of:=[.AB98]+[.H98]-[.F98]-[.G98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99]&gt;0;[.B$134];1)*IF([.P99]&gt;0;[.P99];1)*IF([.Z99]=1;[.Z99]*[.B$136];1)*([.I99]*[.B$119]+[.J99]*[.B$120]+[.K99]*[.B$121]+[.L99]*[.B$122]+[.M99]*[.B$124]+[.N99]*[.B$124]+[.O99]*[.B$125]+[.Q99]*[.B$126]+[.R99]*[.B$127]+[.S99]*[.B$128]+[.T99]*[.B$129]+[.U99]*[.B$130]+[.V99]*[.B$131]+[.W99]*[.B$132]+[.X99]*[.B$133]+[.AA99]*[.B$137])" office:value-type="float" office:value="0">
            <text:p>0</text:p>
          </table:table-cell>
          <table:table-cell table:style-name="ce9" table:formula="of:=[.AB99]+[.H99]-[.F99]-[.G99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0]&gt;0;[.B$134];1)*IF([.P100]&gt;0;[.P100];1)*IF([.Z100]=1;[.Z100]*[.B$136];1)*([.I100]*[.B$119]+[.J100]*[.B$120]+[.K100]*[.B$121]+[.L100]*[.B$122]+[.M100]*[.B$124]+[.N100]*[.B$124]+[.O100]*[.B$125]+[.Q100]*[.B$126]+[.R100]*[.B$127]+[.S100]*[.B$128]+[.T100]*[.B$129]+[.U100]*[.B$130]+[.V100]*[.B$131]+[.W100]*[.B$132]+[.X100]*[.B$133]+[.AA100]*[.B$137])" office:value-type="float" office:value="0">
            <text:p>0</text:p>
          </table:table-cell>
          <table:table-cell table:style-name="ce9" table:formula="of:=[.AB100]+[.H100]-[.F100]-[.G100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1]&gt;0;[.B$134];1)*IF([.P101]&gt;0;[.P101];1)*IF([.Z101]=1;[.Z101]*[.B$136];1)*([.I101]*[.B$119]+[.J101]*[.B$120]+[.K101]*[.B$121]+[.L101]*[.B$122]+[.M101]*[.B$124]+[.N101]*[.B$124]+[.O101]*[.B$125]+[.Q101]*[.B$126]+[.R101]*[.B$127]+[.S101]*[.B$128]+[.T101]*[.B$129]+[.U101]*[.B$130]+[.V101]*[.B$131]+[.W101]*[.B$132]+[.X101]*[.B$133]+[.AA101]*[.B$137])" office:value-type="float" office:value="0">
            <text:p>0</text:p>
          </table:table-cell>
          <table:table-cell table:style-name="ce9" table:formula="of:=[.AB101]+[.H101]-[.F101]-[.G101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2]&gt;0;[.B$134];1)*IF([.P102]&gt;0;[.P102];1)*IF([.Z102]=1;[.Z102]*[.B$136];1)*([.I102]*[.B$119]+[.J102]*[.B$120]+[.K102]*[.B$121]+[.L102]*[.B$122]+[.M102]*[.B$124]+[.N102]*[.B$124]+[.O102]*[.B$125]+[.Q102]*[.B$126]+[.R102]*[.B$127]+[.S102]*[.B$128]+[.T102]*[.B$129]+[.U102]*[.B$130]+[.V102]*[.B$131]+[.W102]*[.B$132]+[.X102]*[.B$133]+[.AA102]*[.B$137])" office:value-type="float" office:value="0">
            <text:p>0</text:p>
          </table:table-cell>
          <table:table-cell table:style-name="ce9" table:formula="of:=[.AB102]+[.H102]-[.F102]-[.G102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3]&gt;0;[.B$134];1)*IF([.P103]&gt;0;[.P103];1)*IF([.Z103]=1;[.Z103]*[.B$136];1)*([.I103]*[.B$119]+[.J103]*[.B$120]+[.K103]*[.B$121]+[.L103]*[.B$122]+[.M103]*[.B$124]+[.N103]*[.B$124]+[.O103]*[.B$125]+[.Q103]*[.B$126]+[.R103]*[.B$127]+[.S103]*[.B$128]+[.T103]*[.B$129]+[.U103]*[.B$130]+[.V103]*[.B$131]+[.W103]*[.B$132]+[.X103]*[.B$133]+[.AA103]*[.B$137])" office:value-type="float" office:value="0">
            <text:p>0</text:p>
          </table:table-cell>
          <table:table-cell table:style-name="ce9" table:formula="of:=[.AB103]+[.H103]-[.F103]-[.G103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4]&gt;0;[.B$134];1)*IF([.P104]&gt;0;[.P104];1)*IF([.Z104]=1;[.Z104]*[.B$136];1)*([.I104]*[.B$119]+[.J104]*[.B$120]+[.K104]*[.B$121]+[.L104]*[.B$122]+[.M104]*[.B$124]+[.N104]*[.B$124]+[.O104]*[.B$125]+[.Q104]*[.B$126]+[.R104]*[.B$127]+[.S104]*[.B$128]+[.T104]*[.B$129]+[.U104]*[.B$130]+[.V104]*[.B$131]+[.W104]*[.B$132]+[.X104]*[.B$133]+[.AA104]*[.B$137])" office:value-type="float" office:value="0">
            <text:p>0</text:p>
          </table:table-cell>
          <table:table-cell table:style-name="ce9" table:formula="of:=[.AB104]+[.H104]-[.F104]-[.G104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5]&gt;0;[.B$134];1)*IF([.P105]&gt;0;[.P105];1)*IF([.Z105]=1;[.Z105]*[.B$136];1)*([.I105]*[.B$119]+[.J105]*[.B$120]+[.K105]*[.B$121]+[.L105]*[.B$122]+[.M105]*[.B$124]+[.N105]*[.B$124]+[.O105]*[.B$125]+[.Q105]*[.B$126]+[.R105]*[.B$127]+[.S105]*[.B$128]+[.T105]*[.B$129]+[.U105]*[.B$130]+[.V105]*[.B$131]+[.W105]*[.B$132]+[.X105]*[.B$133]+[.AA105]*[.B$137])" office:value-type="float" office:value="0">
            <text:p>0</text:p>
          </table:table-cell>
          <table:table-cell table:style-name="ce9" table:formula="of:=[.AB105]+[.H105]-[.F105]-[.G105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6]&gt;0;[.B$134];1)*IF([.P106]&gt;0;[.P106];1)*IF([.Z106]=1;[.Z106]*[.B$136];1)*([.I106]*[.B$119]+[.J106]*[.B$120]+[.K106]*[.B$121]+[.L106]*[.B$122]+[.M106]*[.B$124]+[.N106]*[.B$124]+[.O106]*[.B$125]+[.Q106]*[.B$126]+[.R106]*[.B$127]+[.S106]*[.B$128]+[.T106]*[.B$129]+[.U106]*[.B$130]+[.V106]*[.B$131]+[.W106]*[.B$132]+[.X106]*[.B$133]+[.AA106]*[.B$137])" office:value-type="float" office:value="0">
            <text:p>0</text:p>
          </table:table-cell>
          <table:table-cell table:style-name="ce9" table:formula="of:=[.AB106]+[.H106]-[.F106]-[.G106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7]&gt;0;[.B$134];1)*IF([.P107]&gt;0;[.P107];1)*IF([.Z107]=1;[.Z107]*[.B$136];1)*([.I107]*[.B$119]+[.J107]*[.B$120]+[.K107]*[.B$121]+[.L107]*[.B$122]+[.M107]*[.B$124]+[.N107]*[.B$124]+[.O107]*[.B$125]+[.Q107]*[.B$126]+[.R107]*[.B$127]+[.S107]*[.B$128]+[.T107]*[.B$129]+[.U107]*[.B$130]+[.V107]*[.B$131]+[.W107]*[.B$132]+[.X107]*[.B$133]+[.AA107]*[.B$137])" office:value-type="float" office:value="0">
            <text:p>0</text:p>
          </table:table-cell>
          <table:table-cell table:style-name="ce9" table:formula="of:=[.AB107]+[.H107]-[.F107]-[.G107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8]&gt;0;[.B$134];1)*IF([.P108]&gt;0;[.P108];1)*IF([.Z108]=1;[.Z108]*[.B$136];1)*([.I108]*[.B$119]+[.J108]*[.B$120]+[.K108]*[.B$121]+[.L108]*[.B$122]+[.M108]*[.B$124]+[.N108]*[.B$124]+[.O108]*[.B$125]+[.Q108]*[.B$126]+[.R108]*[.B$127]+[.S108]*[.B$128]+[.T108]*[.B$129]+[.U108]*[.B$130]+[.V108]*[.B$131]+[.W108]*[.B$132]+[.X108]*[.B$133]+[.AA108]*[.B$137])" office:value-type="float" office:value="0">
            <text:p>0</text:p>
          </table:table-cell>
          <table:table-cell table:style-name="ce9" table:formula="of:=[.AB108]+[.H108]-[.F108]-[.G108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09]&gt;0;[.B$134];1)*IF([.P109]&gt;0;[.P109];1)*IF([.Z109]=1;[.Z109]*[.B$136];1)*([.I109]*[.B$119]+[.J109]*[.B$120]+[.K109]*[.B$121]+[.L109]*[.B$122]+[.M109]*[.B$124]+[.N109]*[.B$124]+[.O109]*[.B$125]+[.Q109]*[.B$126]+[.R109]*[.B$127]+[.S109]*[.B$128]+[.T109]*[.B$129]+[.U109]*[.B$130]+[.V109]*[.B$131]+[.W109]*[.B$132]+[.X109]*[.B$133]+[.AA109]*[.B$137])" office:value-type="float" office:value="0">
            <text:p>0</text:p>
          </table:table-cell>
          <table:table-cell table:style-name="ce9" table:formula="of:=[.AB109]+[.H109]-[.F109]-[.G109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10]&gt;0;[.B$134];1)*IF([.P110]&gt;0;[.P110];1)*IF([.Z110]=1;[.Z110]*[.B$136];1)*([.I110]*[.B$119]+[.J110]*[.B$120]+[.K110]*[.B$121]+[.L110]*[.B$122]+[.M110]*[.B$124]+[.N110]*[.B$124]+[.O110]*[.B$125]+[.Q110]*[.B$126]+[.R110]*[.B$127]+[.S110]*[.B$128]+[.T110]*[.B$129]+[.U110]*[.B$130]+[.V110]*[.B$131]+[.W110]*[.B$132]+[.X110]*[.B$133]+[.AA110]*[.B$137])" office:value-type="float" office:value="0">
            <text:p>0</text:p>
          </table:table-cell>
          <table:table-cell table:style-name="ce9" table:formula="of:=[.AB110]+[.H110]-[.F110]-[.G110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11]&gt;0;[.B$134];1)*IF([.P111]&gt;0;[.P111];1)*IF([.Z111]=1;[.Z111]*[.B$136];1)*([.I111]*[.B$119]+[.J111]*[.B$120]+[.K111]*[.B$121]+[.L111]*[.B$122]+[.M111]*[.B$124]+[.N111]*[.B$124]+[.O111]*[.B$125]+[.Q111]*[.B$126]+[.R111]*[.B$127]+[.S111]*[.B$128]+[.T111]*[.B$129]+[.U111]*[.B$130]+[.V111]*[.B$131]+[.W111]*[.B$132]+[.X111]*[.B$133]+[.AA111]*[.B$137])" office:value-type="float" office:value="0">
            <text:p>0</text:p>
          </table:table-cell>
          <table:table-cell table:style-name="ce9" table:formula="of:=[.AB111]+[.H111]-[.F111]-[.G111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4"/>
          <table:table-cell table:number-columns-repeated="22"/>
          <table:table-cell table:formula="of:=IF([.Y112]&gt;0;[.B$134];1)*IF([.P112]&gt;0;[.P112];1)*IF([.Z112]=1;[.Z112]*[.B$136];1)*([.I112]*[.B$119]+[.J112]*[.B$120]+[.K112]*[.B$121]+[.L112]*[.B$122]+[.M112]*[.B$124]+[.N112]*[.B$124]+[.O112]*[.B$125]+[.Q112]*[.B$126]+[.R112]*[.B$127]+[.S112]*[.B$128]+[.T112]*[.B$129]+[.U112]*[.B$130]+[.V112]*[.B$131]+[.W112]*[.B$132]+[.X112]*[.B$133]+[.AA112]*[.B$137])" office:value-type="float" office:value="0">
            <text:p>0</text:p>
          </table:table-cell>
          <table:table-cell table:style-name="ce9" table:formula="of:=[.AB112]+[.H112]-[.F112]-[.G112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number-columns-repeated="22"/>
          <table:table-cell table:formula="of:=IF([.Y113]&gt;0;[.B$134];1)*IF([.P113]&gt;0;[.P113];1)*IF([.Z113]=1;[.Z113]*[.B$136];1)*([.I113]*[.B$119]+[.J113]*[.B$120]+[.K113]*[.B$121]+[.L113]*[.B$122]+[.M113]*[.B$124]+[.N113]*[.B$124]+[.O113]*[.B$125]+[.Q113]*[.B$126]+[.R113]*[.B$127]+[.S113]*[.B$128]+[.T113]*[.B$129]+[.U113]*[.B$130]+[.V113]*[.B$131]+[.W113]*[.B$132]+[.X113]*[.B$133]+[.AA113]*[.B$137])" office:value-type="float" office:value="0">
            <text:p>0</text:p>
          </table:table-cell>
          <table:table-cell table:style-name="ce9" table:formula="of:=[.AB113]+[.H113]-[.F113]-[.G113]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eightings</text:p>
          </table:table-cell>
          <table:table-cell table:number-columns-repeated="1023"/>
        </table:table-row>
        <table:table-row table:style-name="ro2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Re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Energy Loss</text:p>
          </table:table-cell>
          <table:table-cell office:value-type="float" office:value="-0.33">
            <text:p>-0.33</text:p>
          </table:table-cell>
          <table:table-cell table:number-columns-repeated="1022"/>
        </table:table-row>
        <table:table-row table:style-name="ro2">
          <table:table-cell office:value-type="string">
            <text:p>Credit Gain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2">
          <table:table-cell office:value-type="string">
            <text:p>Strength Gain</text:p>
          </table:table-cell>
          <table:table-cell office:value-type="float" office:value="0.7">
            <text:p>0.7</text:p>
          </table:table-cell>
          <table:table-cell table:number-columns-repeated="1022"/>
        </table:table-row>
        <table:table-row table:style-name="ro2">
          <table:table-cell office:value-type="string">
            <text:p>Energy Gain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2">
          <table:table-cell office:value-type="string">
            <text:p>Reward Gai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Shield Health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2">
          <table:table-cell office:value-type="string">
            <text:p>Planet Heal</text:p>
          </table:table-cell>
          <table:table-cell office:value-type="float" office:value="0.4">
            <text:p>0.4</text:p>
          </table:table-cell>
          <table:table-cell table:number-columns-repeated="1022"/>
        </table:table-row>
        <table:table-row table:style-name="ro2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2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1022"/>
        </table:table-row>
        <table:table-row table:style-name="ro2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1022"/>
        </table:table-row>
        <table:table-row table:style-name="ro2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1022"/>
        </table:table-row>
        <table:table-row table:style-name="ro2">
          <table:table-cell office:value-type="string">
            <text:p>Transforms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2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1022"/>
        </table:table-row>
        <table:table-row table:style-name="ro2">
          <table:table-cell office:value-type="string">
            <text:p>Empower?</text:p>
          </table:table-cell>
          <table:table-cell table:formula="of:=[.B128]-0.25" office:value-type="float" office:value="0.85">
            <text:p>0.85</text:p>
          </table:table-cell>
          <table:table-cell table:number-columns-repeated="1022"/>
        </table:table-row>
        <table:table-row table:style-name="ro2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2">
          <table:table-cell office:value-type="string">
            <text:p>X or Y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2">
          <table:table-cell office:value-type="string">
            <text:p>Ally?</text:p>
          </table:table-cell>
          <table:table-cell office:value-type="float" office:value="0.3">
            <text:p>0.3</text:p>
          </table:table-cell>
          <table:table-cell table:number-columns-repeated="1022"/>
        </table:table-row>
        <table:table-row table:style-name="ro2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 table:number-rows-repeated="6">
          <table:table-cell table:style-name="Default"/>
          <table:table-cell table:number-columns-repeated="28"/>
          <table:table-cell table:style-name="Default"/>
          <table:table-cell table:number-columns-repeated="994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7">01/27/2023</text:date>, <text:time>09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1-27T09:14:04.19</dc:date>
    <dc:creator>Jon Tyson</dc:creator>
    <meta:editing-duration>P4DT22H16M49S</meta:editing-duration>
    <meta:editing-cycles>34</meta:editing-cycles>
    <meta:generator>OpenOffice/4.1.2$Win32 OpenOffice.org_project/412m3$Build-9782</meta:generator>
    <meta:document-statistic meta:table-count="2" meta:cell-count="3289" meta:object-count="0"/>
  </office:meta>
</office:document-meta>
</file>